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1.svm" manifest:media-type=""/>
  <manifest:file-entry manifest:full-path="Pictures/1000000000000421000000B8F7E6F4C1541AE82D.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textarea-horizontal-align="justify" draw:textarea-vertical-align="middle" draw:auto-grow-height="false" fo:min-height="0.512cm" fo:min-width="1.786cm"/>
    </style:style>
    <style:style style:name="gr3" style:family="graphic" style:parent-style-name="standard">
      <style:graphic-properties draw:stroke="none" svg:stroke-color="#000000" draw:fill="none" draw:textarea-horizontal-align="justify" draw:textarea-vertical-align="middle" draw:auto-grow-height="false" fo:min-height="0.512cm" fo:min-width="2.802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draw:stroke-dash="Fine_20_Dotted" draw:fill="none" draw:textarea-horizontal-align="justify" draw:textarea-vertical-align="middle" draw:auto-grow-height="false" fo:min-height="0.75cm" fo:min-width="0.5cm"/>
    </style:style>
    <style:style style:name="gr6" style:family="graphic" style:parent-style-name="objectwithoutfill">
      <style:graphic-properties draw:fill="none" draw:textarea-vertical-align="middle"/>
    </style:style>
    <style:style style:name="gr7" style:family="graphic" style:parent-style-name="standard">
      <style:graphic-properties svg:stroke-color="#000000" draw:fill="none" draw:textarea-horizontal-align="justify" draw:textarea-vertical-align="middle" draw:auto-grow-height="false" fo:min-height="0.75cm" fo:min-width="13.511cm"/>
    </style:style>
    <style:style style:name="gr8" style:family="graphic" style:parent-style-name="standard">
      <style:graphic-properties svg:stroke-color="#000000" draw:fill="none" draw:textarea-horizontal-align="justify" draw:textarea-vertical-align="middle" draw:auto-grow-height="false" fo:min-height="0.75cm" fo:min-width="5.504cm"/>
    </style:style>
    <style:style style:name="gr9" style:family="graphic" style:parent-style-name="standard">
      <style:graphic-properties svg:stroke-color="#000000" draw:fill="none" draw:textarea-horizontal-align="justify" draw:textarea-vertical-align="middle" draw:auto-grow-height="false" fo:min-height="0.75cm" fo:min-width="9.508cm"/>
    </style:style>
    <style:style style:name="gr10" style:family="graphic" style:parent-style-name="standard">
      <style:graphic-properties draw:stroke="dash" draw:stroke-dash="Fine_20_Dashed" svg:stroke-color="#000000" draw:fill="none" draw:textarea-horizontal-align="justify" draw:textarea-vertical-align="top" draw:auto-grow-height="false" fo:min-height="5.886cm" fo:min-width="16.836cm"/>
    </style:style>
    <style:style style:name="gr11" style:family="graphic" style:parent-style-name="standard">
      <style:graphic-properties draw:stroke="none" svg:stroke-color="#000000" draw:fill="none" draw:fill-color="#ffffff" draw:auto-grow-height="true" draw:auto-grow-width="false" fo:max-height="0cm" fo:min-height="0.556cm"/>
    </style:style>
    <style:style style:name="gr12" style:family="graphic" style:parent-style-name="objectwithoutfill">
      <style:graphic-properties draw:stroke="dash" draw:stroke-dash="Fine_20_Dashed" draw:marker-end="Arrow" draw:marker-end-width="0.3cm" draw:fill="none" draw:textarea-vertical-align="middle"/>
    </style:style>
    <style:style style:name="gr13" style:family="graphic" style:parent-style-name="standard">
      <style:graphic-properties svg:stroke-color="#000000" draw:fill="none" draw:textarea-horizontal-align="justify" draw:textarea-vertical-align="middle" draw:auto-grow-height="false" fo:min-height="0.75cm" fo:min-width="2.502cm"/>
    </style:style>
    <style:style style:name="gr14" style:family="graphic" style:parent-style-name="standard">
      <style:graphic-properties svg:stroke-color="#000000" draw:fill="none" draw:textarea-horizontal-align="justify" draw:textarea-vertical-align="middle" draw:auto-grow-height="false" fo:min-height="0.75cm" fo:min-width="1.501cm"/>
    </style:style>
    <style:style style:name="gr15" style:family="graphic" style:parent-style-name="standard">
      <style:graphic-properties svg:stroke-color="#000000" draw:fill="none" draw:textarea-horizontal-align="justify" draw:textarea-vertical-align="middle" draw:auto-grow-height="false" fo:min-height="0.75cm" fo:min-width="0.5cm"/>
    </style:style>
    <style:style style:name="gr16" style:family="graphic" style:parent-style-name="standard">
      <style:graphic-properties draw:stroke="none" svg:stroke-color="#000000" draw:fill="none" draw:textarea-horizontal-align="justify" draw:textarea-vertical-align="middle" draw:auto-grow-height="false" fo:min-height="0.512cm" fo:min-width="4cm"/>
    </style:style>
    <style:style style:name="gr17" style:family="graphic" style:parent-style-name="standard">
      <style:graphic-properties svg:stroke-color="#000000" draw:fill="none" draw:textarea-horizontal-align="justify" draw:textarea-vertical-align="middle" draw:auto-grow-height="false" fo:min-height="2.45cm" fo:min-width="0.4cm"/>
    </style:style>
    <style:style style:name="gr18" style:family="graphic" style:parent-style-name="standard">
      <style:graphic-properties svg:stroke-color="#000000" draw:fill="none" draw:textarea-horizontal-align="justify" draw:textarea-vertical-align="middle" draw:auto-grow-height="false" fo:min-height="2.35cm" fo:min-width="5.7cm"/>
    </style:style>
    <style:style style:name="gr19" style:family="graphic" style:parent-style-name="standard">
      <style:graphic-properties svg:stroke-color="#000000" draw:fill="none" draw:textarea-horizontal-align="justify" draw:textarea-vertical-align="middle" draw:auto-grow-height="false" fo:min-height="1.15cm" fo:min-width="5.7cm"/>
    </style:style>
    <style:style style:name="gr20" style:family="graphic" style:parent-style-name="standard">
      <style:graphic-properties svg:stroke-color="#000000" draw:fill="none" draw:textarea-horizontal-align="justify" draw:textarea-vertical-align="middle" draw:auto-grow-height="false" fo:min-height="7.85cm" fo:min-width="6.9cm"/>
    </style:style>
    <style:style style:name="gr21" style:family="graphic" style:parent-style-name="standard">
      <style:graphic-properties draw:stroke="solid" svg:stroke-color="#000000" draw:fill="none" draw:textarea-horizontal-align="justify" draw:textarea-vertical-align="middle" draw:auto-grow-height="false" fo:min-height="0.75cm" fo:min-width="0.5cm"/>
    </style:style>
    <style:style style:name="gr22" style:family="graphic" style:parent-style-name="standard">
      <style:graphic-properties svg:stroke-color="#000000" draw:fill="none" draw:textarea-horizontal-align="justify" draw:textarea-vertical-align="middle" draw:auto-grow-height="false" fo:min-height="1.556cm" fo:min-width="1.306cm"/>
    </style:style>
    <style:style style:name="gr23" style:family="graphic" style:parent-style-name="standard">
      <style:graphic-properties svg:stroke-color="#000000" draw:fill="none" draw:textarea-horizontal-align="justify" draw:textarea-vertical-align="middle" draw:auto-grow-height="false" fo:min-height="3.356cm" fo:min-width="1.306cm"/>
    </style:style>
    <style:style style:name="gr24" style:family="graphic" style:parent-style-name="standard">
      <style:graphic-properties svg:stroke-color="#000000" draw:fill="none" draw:textarea-horizontal-align="justify" draw:textarea-vertical-align="middle" draw:auto-grow-height="false" fo:min-height="0.512cm" fo:min-width="2.802cm"/>
    </style:style>
    <style:style style:name="gr25" style:family="graphic" style:parent-style-name="standard" style:list-style-name="L1">
      <style:graphic-properties draw:stroke="none" draw:fill-color="#313335" draw:textarea-horizontal-align="justify" draw:textarea-vertical-align="top" draw:auto-grow-height="false" fo:min-height="9.05cm" fo:min-width="25.4cm"/>
    </style:style>
    <style:style style:name="gr26" style:family="graphic" style:parent-style-name="standard" style:list-style-name="L1">
      <style:graphic-properties draw:stroke="none" draw:fill-color="#313335" draw:textarea-horizontal-align="justify" draw:textarea-vertical-align="top" draw:auto-grow-height="false" fo:min-height="0.35cm" fo:min-width="1.976cm"/>
    </style:style>
    <style:style style:name="gr27" style:family="graphic" style:parent-style-name="standard" style:list-style-name="L1">
      <style:graphic-properties draw:stroke="none" draw:fill-color="#313335" draw:textarea-horizontal-align="justify" draw:textarea-vertical-align="top" draw:auto-grow-height="false" fo:min-height="10.55cm" fo:min-width="25.4cm"/>
    </style:style>
    <style:style style:name="gr28" style:family="graphic" style:parent-style-name="standard" style:list-style-name="L1">
      <style:graphic-properties draw:stroke="none" draw:fill-color="#313335" draw:textarea-horizontal-align="justify" draw:textarea-vertical-align="top" draw:auto-grow-height="false" fo:min-height="10.55cm" fo:min-width="25.4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3.63cm"/>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4.367cm"/>
    </style:style>
    <style:style style:name="gr31" style:family="graphic" style:parent-style-name="standard">
      <style:graphic-properties svg:stroke-color="#000000" draw:fill="none" draw:textarea-horizontal-align="justify" draw:textarea-vertical-align="middle" draw:auto-grow-height="false" fo:min-height="3.216cm" fo:min-width="2.966cm"/>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2.114cm"/>
    </style:style>
    <style:style style:name="gr33" style:family="graphic" style:parent-style-name="standard">
      <style:graphic-properties draw:stroke="none" svg:stroke-color="#000000" draw:fill="none" draw:fill-color="#ffffff" draw:textarea-horizontal-align="left" draw:auto-grow-height="true" draw:auto-grow-width="true" fo:min-height="1.423cm" fo:min-width="3.876cm"/>
    </style:style>
    <style:style style:name="gr34" style:family="graphic" style:parent-style-name="standard">
      <style:graphic-properties draw:stroke="none" svg:stroke-color="#000000" draw:fill="none" draw:fill-color="#ffffff" draw:textarea-horizontal-align="left" draw:auto-grow-height="true" draw:auto-grow-width="true" fo:min-height="1.423cm" fo:min-width="4.155cm"/>
    </style:style>
    <style:style style:name="gr35" style:family="graphic" style:parent-style-name="standard">
      <style:graphic-properties draw:stroke="none" svg:stroke-color="#000000" draw:fill="none" draw:fill-color="#ffffff" draw:textarea-horizontal-align="left" draw:auto-grow-height="true" draw:auto-grow-width="true" fo:min-height="1.423cm" fo:min-width="3.245cm"/>
    </style:style>
    <style:style style:name="gr36" style:family="graphic" style:parent-style-name="standard">
      <style:graphic-properties draw:textarea-vertical-align="middle" draw:auto-grow-height="false" fo:min-height="0.851cm" fo:min-width="0.601cm"/>
    </style:style>
    <style:style style:name="gr37" style:family="graphic" style:parent-style-name="standard">
      <style:graphic-properties draw:textarea-vertical-align="middle" draw:auto-grow-height="false" fo:min-height="0.75cm" fo:min-width="0.6cm"/>
    </style:style>
    <style:style style:name="gr38" style:family="graphic" style:parent-style-name="standard">
      <style:graphic-properties draw:stroke="none" svg:stroke-color="#000000" draw:fill="none" draw:fill-color="#ffffff" draw:textarea-horizontal-align="left" draw:auto-grow-height="true" draw:auto-grow-width="true" fo:min-height="0.712cm" fo:min-width="1.513cm"/>
    </style:style>
    <style:style style:name="gr39" style:family="graphic" style:parent-style-name="standard">
      <style:graphic-properties draw:textarea-horizontal-align="justify" draw:textarea-vertical-align="middle" draw:auto-grow-height="false" fo:min-height="0.12cm" fo:min-width="0.001cm"/>
    </style:style>
    <style:style style:name="gr40" style:family="graphic" style:parent-style-name="standard">
      <style:graphic-properties draw:textarea-horizontal-align="justify" draw:textarea-vertical-align="middle" draw:auto-grow-height="false" fo:min-height="0cm" fo:min-width="0.209cm"/>
    </style:style>
    <style:style style:name="gr41"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42" style:family="graphic" style:parent-style-name="standard">
      <style:graphic-properties draw:textarea-horizontal-align="justify" draw:textarea-vertical-align="middle" draw:auto-grow-height="false" fo:min-height="0cm" fo:min-width="1.374cm"/>
    </style:style>
    <style:style style:name="gr43" style:family="graphic" style:parent-style-name="standard">
      <style:graphic-properties draw:stroke="none" svg:stroke-color="#000000" draw:fill="none" draw:fill-color="#ffffff" draw:textarea-horizontal-align="left" draw:auto-grow-height="true" draw:auto-grow-width="false" fo:min-height="1.35cm" fo:min-width="0cm"/>
    </style:style>
    <style:style style:name="gr44" style:family="graphic" style:parent-style-name="standard">
      <style:graphic-properties draw:stroke="none" svg:stroke-color="#000000" draw:fill="none" draw:fill-color="#ffffff" draw:textarea-horizontal-align="left" draw:auto-grow-height="true" draw:auto-grow-width="true" fo:min-height="3.073cm" fo:min-width="10.01cm"/>
    </style:style>
    <style:style style:name="pr1" style:family="presentation" style:parent-style-name="Blue_5f_Curve-title">
      <style:graphic-properties draw:auto-grow-height="true" fo:min-height="2.63cm"/>
    </style:style>
    <style:style style:name="pr2" style:family="presentation" style:parent-style-name="Blue_5f_Curve-subtitle">
      <style:graphic-properties draw:fill-color="#ffffff" draw:auto-grow-height="true" fo:min-height="4.37cm"/>
    </style:style>
    <style:style style:name="pr3" style:family="presentation" style:parent-style-name="Blue_5f_Curve-notes">
      <style:graphic-properties draw:fill-color="#ffffff" draw:auto-grow-height="true" fo:min-height="13.364cm"/>
    </style:style>
    <style:style style:name="pr4" style:family="presentation" style:parent-style-name="Blue_5f_Curve1-title">
      <style:graphic-properties draw:auto-grow-height="true" fo:min-height="1.328cm"/>
    </style:style>
    <style:style style:name="pr5" style:family="presentation" style:parent-style-name="Blue_5f_Curve1-subtitle">
      <style:graphic-properties draw:fill-color="#ffffff" fo:min-height="1.778cm"/>
    </style:style>
    <style:style style:name="pr6" style:family="presentation" style:parent-style-name="Blue_5f_Curve1-subtitle">
      <style:graphic-properties draw:fill-color="#ffffff" fo:min-height="7.366cm"/>
    </style:style>
    <style:style style:name="pr7" style:family="presentation" style:parent-style-name="Blue_5f_Curve1-notes">
      <style:graphic-properties draw:fill-color="#ffffff" fo:min-height="13.364cm"/>
    </style:style>
    <style:style style:name="pr8" style:family="presentation" style:parent-style-name="Blue_5f_Curve1-title">
      <style:graphic-properties fo:min-height="1.328cm"/>
    </style:style>
    <style:style style:name="pr9" style:family="presentation" style:parent-style-name="Blue_5f_Curve1-outline1">
      <style:graphic-properties fo:min-height="11.752cm"/>
    </style:style>
    <style:style style:name="pr10" style:family="presentation" style:parent-style-name="Blue_5f_Curve1-notes">
      <style:graphic-properties draw:fill-color="#ffffff" fo:min-height="13.747cm"/>
    </style:style>
    <style:style style:name="pr11" style:family="presentation" style:parent-style-name="Blue_5f_Curve1-notes">
      <style:graphic-properties draw:fill-color="#ffffff" fo:min-height="18.013cm"/>
    </style:style>
    <style:style style:name="co1" style:family="table-column">
      <style:table-column-properties style:column-width="2.634cm" style:use-optimal-column-width="false"/>
    </style:style>
    <style:style style:name="co2" style:family="table-column">
      <style:table-column-properties style:column-width="4.194cm" style:use-optimal-column-width="false"/>
    </style:style>
    <style:style style:name="co3" style:family="table-column">
      <style:table-column-properties style:column-width="2.684cm" style:use-optimal-column-width="false"/>
    </style:style>
    <style:style style:name="ro1" style:family="table-row">
      <style:table-row-properties style:row-height="0.972cm"/>
    </style:style>
    <style:style style:name="ce1" style:family="table-cell">
      <style:text-properties fo:font-size="12pt" style:font-size-asian="12pt" style:font-size-complex="12pt"/>
    </style:style>
    <style:style style:name="ce2" style:family="table-cell">
      <style:text-properties fo:font-size="12pt" fo:font-weight="bold" style:font-size-asian="12pt" style:font-weight-asian="bold" style:font-size-complex="12pt" style:font-weight-complex="bold"/>
    </style:style>
    <style:style style:name="P1" style:family="paragraph">
      <loext:graphic-properties draw:fill-color="#ffffff"/>
      <style:text-properties fo:font-size="24pt"/>
    </style:style>
    <style:style style:name="P2" style:family="paragraph">
      <loext:graphic-properties draw:fill-color="#ffffff"/>
    </style:style>
    <style:style style:name="P3" style:family="paragraph">
      <style:paragraph-properties fo:text-align="end"/>
    </style:style>
    <style:style style:name="P4" style:family="paragraph">
      <loext:graphic-properties draw:fill-color="#ffffff"/>
      <style:paragraph-properties fo:text-align="end"/>
      <style:text-properties fo:font-size="24pt" fo:font-style="italic" style:font-size-asian="24pt" style:font-style-asian="italic" style:font-size-complex="24pt" style:font-style-complex="italic"/>
    </style:style>
    <style:style style:name="P5" style:family="paragraph">
      <loext:graphic-properties draw:fill-color="#ffffff"/>
      <style:text-properties fo:font-size="20pt"/>
    </style:style>
    <style:style style:name="P6" style:family="paragraph">
      <style:text-properties fo:font-size="12pt"/>
    </style:style>
    <style:style style:name="P7" style:family="paragraph">
      <loext:graphic-properties draw:fill-color="#ffffff"/>
      <style:text-properties fo:font-size="12pt" style:font-size-asian="12pt" style:font-size-complex="12pt"/>
    </style:style>
    <style:style style:name="P8" style:family="paragraph">
      <style:paragraph-properties fo:text-align="center"/>
      <style:text-properties fo:font-size="12pt"/>
    </style:style>
    <style:style style:name="P9" style:family="paragraph">
      <loext:graphic-properties draw:fill="none"/>
      <style:paragraph-properties fo:text-align="center"/>
      <style:text-properties fo:font-size="12pt" style:font-size-asian="12pt" style:font-size-complex="12pt"/>
    </style:style>
    <style:style style:name="P10" style:family="paragraph">
      <loext:graphic-properties draw:fill="none"/>
      <style:paragraph-properties fo:text-align="center"/>
    </style:style>
    <style:style style:name="P11" style:family="paragraph">
      <style:paragraph-properties fo:text-align="center"/>
    </style:style>
    <style:style style:name="P12" style:family="paragraph">
      <loext:graphic-properties draw:fill="none"/>
      <style:paragraph-properties fo:text-align="center"/>
      <style:text-properties fo:font-size="15pt" style:font-size-asian="15pt" style:font-size-complex="15pt"/>
    </style:style>
    <style:style style:name="P13" style:family="paragraph">
      <style:paragraph-properties fo:text-align="center"/>
      <style:text-properties fo:font-size="14pt"/>
    </style:style>
    <style:style style:name="P14" style:family="paragraph">
      <loext:graphic-properties draw:fill="none" draw:fill-color="#ffffff"/>
      <style:paragraph-properties fo:text-align="center"/>
      <style:text-properties fo:font-size="14pt" style:font-size-asian="14pt" style:font-size-complex="14pt"/>
    </style:style>
    <style:style style:name="P15" style:family="paragraph">
      <style:text-properties fo:font-size="20pt"/>
    </style:style>
    <style:style style:name="P16" style:family="paragraph">
      <style:paragraph-properties fo:text-align="start"/>
    </style:style>
    <style:style style:name="P17" style:family="paragraph">
      <loext:graphic-properties draw:fill-color="#313335"/>
      <style:paragraph-properties fo:margin-left="0cm" fo:margin-right="0cm" fo:margin-top="0.374cm" fo:margin-bottom="0cm" fo:line-height="100%" fo:text-align="start" fo:text-indent="0cm"/>
    </style:style>
    <style:style style:name="P18" style:family="paragraph">
      <style:text-properties fo:font-size="14pt" style:font-size-asian="14pt" style:font-size-complex="14pt"/>
    </style:style>
    <style:style style:name="P19" style:family="paragraph">
      <style:text-properties fo:font-size="12pt" style:font-size-asian="12pt" style:font-size-complex="12pt"/>
    </style:style>
    <style:style style:name="P20" style:family="paragraph">
      <loext:graphic-properties draw:fill="none" draw:fill-color="#ffffff"/>
    </style:style>
    <style:style style:name="P21" style:family="paragraph">
      <loext:graphic-properties draw:fill="none" draw:fill-color="#ffffff"/>
      <style:text-properties fo:font-size="13pt" style:font-size-asian="13pt" style:font-size-complex="13pt"/>
    </style:style>
    <style:style style:name="P22" style:family="paragraph">
      <style:text-properties style:font-size-asian="12pt" style:font-size-complex="12pt"/>
    </style:style>
    <style:style style:name="P23" style:family="paragraph">
      <style:text-properties style:font-size-asian="12pt" style:font-weight-asian="bold" style:font-size-complex="12pt" style:font-weight-complex="bold"/>
    </style:style>
    <style:style style:name="T1" style:family="text">
      <style:text-properties fo:font-size="28pt" style:font-size-asian="28pt" style:font-size-complex="28pt"/>
    </style:style>
    <style:style style:name="T2" style:family="text">
      <style:text-properties fo:font-size="24pt" fo:font-style="italic" style:font-size-asian="24pt" style:font-style-asian="italic" style:font-size-complex="24pt" style:font-style-complex="italic"/>
    </style:style>
    <style:style style:name="T3" style:family="text">
      <style:text-properties fo:font-size="12pt" style:font-size-asian="12pt" style:font-size-complex="12pt"/>
    </style:style>
    <style:style style:name="T4" style:family="text">
      <style:text-properties fo:font-size="15pt" style:font-size-asian="15pt" style:font-size-complex="15pt"/>
    </style:style>
    <style:style style:name="T5" style:family="text">
      <style:text-properties fo:font-size="14pt" style:font-size-asian="14pt" style:font-size-complex="14pt"/>
    </style:style>
    <style:style style:name="T6" style:family="text">
      <style:text-properties fo:font-variant="normal" fo:text-transform="none" fo:color="#cc7832"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7" style:family="text">
      <style:text-properties fo:font-variant="normal" fo:text-transform="none" fo:color="#a9b7c6"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8" style:family="text">
      <style:text-properties fo:font-variant="normal" fo:text-transform="none" fo:color="#808080"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9" style:family="text">
      <style:text-properties fo:font-variant="normal" fo:text-transform="none" fo:color="#9876aa" style:text-outline="false" style:text-line-through-style="none" style:text-line-through-type="none" style:font-name="DejaVu Sans Mono" fo:font-size="9pt" fo:font-style="italic"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10" style:family="text">
      <style:text-properties fo:font-variant="normal" fo:text-transform="none" fo:color="#a9b7c6" style:text-outline="false" style:text-line-through-style="none" style:text-line-through-type="none" style:font-name="DejaVu Sans Mono" fo:font-size="9pt" fo:font-style="italic"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11" style:family="text">
      <style:text-properties fo:font-variant="normal" fo:text-transform="none" fo:color="#a9b7c6"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2" style:family="text">
      <style:text-properties fo:font-variant="normal" fo:text-transform="none" fo:color="#cc7832"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3" style:family="text">
      <style:text-properties fo:font-variant="normal" fo:text-transform="none" fo:color="#808080"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4" style:family="text">
      <style:text-properties fo:font-variant="normal" fo:text-transform="none" fo:color="#a9b7c6"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15" style:family="text">
      <style:text-properties fo:font-variant="normal" fo:text-transform="none" fo:color="#6a8759"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6" style:family="text">
      <style:text-properties fo:font-variant="normal" fo:text-transform="none" fo:color="#6897bb"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7" style:family="text">
      <style:text-properties fo:font-size="12pt" fo:font-style="italic" style:font-size-asian="12pt" style:font-style-asian="italic" style:font-size-complex="12pt" style:font-style-complex="italic"/>
    </style:style>
    <style:style style:name="T18" style:family="text">
      <style:text-properties fo:font-size="12pt" fo:font-style="normal" style:font-size-asian="12pt" style:font-style-asian="normal" style:font-size-complex="12pt" style:font-style-complex="normal"/>
    </style:style>
    <style:style style:name="T19" style:family="text">
      <style:text-properties fo:font-size="12pt" fo:font-weight="bold" style:font-size-asian="12pt" style:font-weight-asian="bold" style:font-size-complex="12pt" style:font-weight-complex="bold"/>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fo:font-variant="normal" fo:text-transform="none" fo:color="#0066cc" style:text-outline="false" style:text-line-through-style="none" style:text-line-through-type="none" style:font-name="Liberation Sans" fo:font-size="14pt" fo:font-style="normal" fo:text-shadow="none" style:text-underline-style="none" fo:font-weight="normal" style:letter-kerning="true" fo:background-color="transparent" style:font-size-asian="14pt" style:font-size-complex="14pt" style:text-emphasize="none" style:font-relief="none" style:text-overline-style="none" style:text-overline-color="font-color"/>
    </style:style>
    <style:style style:name="T22" style:family="text">
      <style:text-properties fo:font-style="italic" style:font-style-asian="italic" style:font-style-complex="italic"/>
    </style:style>
    <style:style style:name="T23"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0">
        <office:forms form:automatic-focus="false" form:apply-design-mode="false"/>
        <draw:frame presentation:style-name="pr1" draw:layer="layout" svg:width="25.199cm" svg:height="2.63cm" svg:x="0cm" svg:y="4.877cm" presentation:class="title">
          <draw:text-box>
            <text:p><text:span text:style-name="T1">Kompetensdag Kafka</text:span></text:p>
          </draw:text-box>
        </draw:frame>
        <draw:frame presentation:style-name="pr2" draw:text-style-name="P1" draw:layer="layout" svg:width="25.199cm" svg:height="4.37cm" svg:x="1.4cm" svg:y="8.45cm" presentation:class="subtitle" presentation:placeholder="true" presentation:user-transformed="true">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5" draw:text-style-name="P4" draw:layer="layout" svg:width="22.606cm" svg:height="1.778cm" svg:x="1.016cm" svg:y="11.684cm" presentation:class="subtitle" presentation:user-transformed="true">
          <draw:text-box>
            <text:p text:style-name="P3"><text:span text:style-name="T2">https://kafka.apache.org</text:span></text:p>
          </draw:text-box>
        </draw:frame>
        <draw:frame presentation:style-name="pr6" draw:text-style-name="P2" draw:layer="layout" svg:width="19.304cm" svg:height="7.366cm" svg:x="4.318cm" svg:y="3.81cm">
          <draw:text-box>
            <text:p>Kafka® is used for building real-time data pipelines and streaming apps.</text:p>
            <text:p>It is horizontally scalable,</text:p>
            <text:p>fault-tolerant, wicked fast...</text:p>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7" draw:text-style-name="P2"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office:forms form:automatic-focus="false" form:apply-design-mode="false"/>
        <draw:frame presentation:style-name="pr8" draw:layer="layout" svg:width="25.199cm" svg:height="1.328cm" svg:x="1.4cm" svg:y="0.098cm" presentation:class="title" presentation:placeholder="true">
          <draw:text-box/>
        </draw:frame>
        <draw:frame presentation:style-name="pr9" draw:layer="layout" svg:width="25.908cm" svg:height="12.002cm" svg:x="1.016cm" svg:y="2.095cm" presentation:class="outline">
          <draw:text-box>
            <text:p>Traditional <text:s/>batch Processing</text:p>
            <text:list text:style-name="L2">
              <text:list-item>
                <text:p>Daily, weekly, monthly</text:p>
              </text:list-item>
              <text:list-item>
                <text:p>“I can’t start to analyze today’s data until the overnigt ingest process has run”</text:p>
              </text:list-item>
            </text:list>
            <text:p>Real-Time Processing often a better approach</text:p>
            <text:list text:continue-numbering="true" text:style-name="L2">
              <text:list-item>
                <text:p>Real-Time Processing allows decisions in Real-Time</text:p>
              </text:list-item>
              <text:list-item>
                <text:p>Can be used for Fraud Detection, Log monitoring, Fault diagnostics etc</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draw:text-box>
              <text:p><text:span text:style-name="T3">From Confluent Developer Training: Building Kafka Solutions</text:span></text:p>
            </draw:text-box>
          </draw:frame>
        </presentation:notes>
      </draw:page>
      <draw:page draw:name="page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Basic Components</text:p>
          </draw:text-box>
        </draw:frame>
        <draw:frame presentation:style-name="pr9" draw:layer="layout" svg:width="25.908cm" svg:height="12.002cm" svg:x="1.016cm" svg:y="2.095cm" presentation:class="outline">
          <draw:text-box>
            <text:list text:style-name="L2">
              <text:list-item>
                <text:p>ZooKeeper</text:p>
                <text:list>
                  <text:list-item>
                    <text:p>Stores metadata about the Kafka Cluster</text:p>
                  </text:list-item>
                  <text:list-item>
                    <text:p>Keeps track of Producer and Consumer Offsets</text:p>
                  </text:list-item>
                </text:list>
              </text:list-item>
              <text:list-item>
                <text:p>Broker</text:p>
                <text:list>
                  <text:list-item>
                    <text:p>Kafka instance running on a server</text:p>
                  </text:list-item>
                  <text:list-item>
                    <text:p>Typically &gt;= 3</text:p>
                  </text:list-item>
                </text:list>
              </text:list-item>
              <text:list-item>
                <text:p>Producer</text:p>
                <text:list>
                  <text:list-item>
                    <text:p>Writes messages to Kafka Topics</text:p>
                  </text:list-item>
                </text:list>
              </text:list-item>
              <text:list-item>
                <text:p>Consumer</text:p>
                <text:list>
                  <text:list-item>
                    <text:p>Reads back messages from Topic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7" draw:text-style-name="P5"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Basic Components</text:p>
          </draw:text-box>
        </draw:frame>
        <draw:frame presentation:style-name="pr9" draw:layer="layout" svg:width="25.908cm" svg:height="12.002cm" svg:x="1.016cm" svg:y="2.095cm" presentation:class="outline">
          <draw:text-box>
            <text:list text:style-name="L2">
              <text:list-item>
                <text:p>Messages</text:p>
                <text:list>
                  <text:list-item>
                    <text:p>Consists of a Key and a Value</text:p>
                  </text:list-item>
                  <text:list-item>
                    <text:p>Keys and Values are byte[], not interpreted by Kafka</text:p>
                  </text:list-item>
                </text:list>
              </text:list-item>
              <text:list-item>
                <text:p>Topics</text:p>
                <text:list>
                  <text:list-item>
                    <text:p>Named logical streams of Kafka Messages</text:p>
                  </text:list-item>
                  <text:list-item>
                    <text:p>Split into Partitions for parallelism</text:p>
                  </text:list-item>
                  <text:list-item>
                    <text:p>Replication Factor</text:p>
                  </text:list-item>
                </text:list>
              </text:list-item>
              <text:list-item>
                <text:p>Topic Partitions</text:p>
                <text:list>
                  <text:list-item>
                    <text:p>Messages are routed to partitions based on the Key</text:p>
                  </text:list-item>
                  <text:list-item>
                    <text:p>Partition = hash(key) % partition count</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7" draw:text-style-name="P7" draw:layer="layout" svg:width="16.799cm" svg:height="13.364cm" svg:x="2.1cm" svg:y="14.107cm" presentation:class="notes">
            <draw:text-box>
              <text:p text:style-name="P6"><text:span text:style-name="T3">Look in Confluent Developer Training: Building Kafka Solutions</text:span></text:p>
            </draw:text-box>
          </draw:frame>
        </presentation:notes>
      </draw:page>
      <draw:page draw:name="page6" draw:style-name="dp1" draw:master-page-name="Blue_5f_Curve1" presentation:presentation-page-layout-name="AL2T1">
        <office:forms form:automatic-focus="false" form:apply-design-mode="false"/>
        <draw:frame presentation:style-name="pr8" draw:layer="layout" svg:width="25.199cm" svg:height="1.328cm" svg:x="1.4cm" svg:y="0.098cm" presentation:class="title">
          <draw:text-box>
            <text:p>Basic Components</text:p>
          </draw:text-box>
        </draw:frame>
        <draw:frame presentation:style-name="pr9" draw:layer="layout" svg:width="25.908cm" svg:height="12.002cm" svg:x="1.016cm" svg:y="2.095cm" presentation:class="outline">
          <draw:text-box>
            <text:list text:style-name="L2">
              <text:list-item>
                <text:p>Consumer Groups</text:p>
                <text:list>
                  <text:list-item>
                    <text:p>A named set of consumers</text:p>
                  </text:list-item>
                  <text:list-item>
                    <text:p>Each consumer gets assigned a number of Topic Partitions</text:p>
                  </text:list-item>
                  <text:list-item>
                    <text:p>Consumers in a group &gt; partitions =&gt; idle consumers</text:p>
                  </text:list-item>
                </text:list>
              </text:list-item>
              <text:list-item>
                <text:p>Replicas</text:p>
                <text:list>
                  <text:list-item>
                    <text:p>Kafka cluster consists of 1 or more brokers</text:p>
                  </text:list-item>
                  <text:list-item>
                    <text:p>Topics can be replicated =&gt; each message will be stored more than once</text:p>
                  </text:list-item>
                  <text:list-item>
                    <text:p>Fault Tolerance</text:p>
                  </text:list-item>
                  <text:list-item>
                    <text:p>Client communication goes to the partition leader</text:p>
                  </text:list-item>
                  <text:list-item>
                    <text:p>Followers reads from Leader to keep up with replication</text:p>
                  </text:list-item>
                  <text:list-item>
                    <text:p>Followers that keep up are in sync</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7" draw:text-style-name="P2"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office:forms form:automatic-focus="false" form:apply-design-mode="false"/>
        <draw:frame presentation:style-name="pr8" draw:layer="layout" svg:width="25.199cm" svg:height="1.328cm" svg:x="1.4cm" svg:y="0.098cm" presentation:class="title">
          <draw:text-box>
            <text:p>Basic Components</text:p>
          </draw:text-box>
        </draw:frame>
        <draw:frame presentation:style-name="pr9" draw:layer="layout" svg:width="25.908cm" svg:height="12.002cm" svg:x="1.016cm" svg:y="2.095cm" presentation:class="outline">
          <draw:text-box>
            <text:list text:style-name="L2">
              <text:list-item>
                <text:p>In sync Replicas</text:p>
                <text:list>
                  <text:list-item>
                    <text:p>Kafka keeps an In Sync Replica List, ISR</text:p>
                  </text:list-item>
                  <text:list-item>
                    <text:p>Replicas falls out if they cannot keep up</text:p>
                  </text:list-item>
                  <text:list-item>
                    <text:p>To few replicas in sync, producers will block</text:p>
                  </text:list-item>
                </text:list>
              </text:list-item>
              <text:list-item>
                <text:p>Topic min.insync.replicas</text:p>
                <text:list>
                  <text:list-item>
                    <text:p>Replicatio factor can be 3 but min.insync.replicas can be 2</text:p>
                  </text:list-item>
                  <text:list-item>
                    <text:p>User gets to decide the level of fault-toleranc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7" draw:text-style-name="P2"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afka Topic</text:p>
          </draw:text-box>
        </draw:frame>
        <draw:custom-shape draw:style-name="gr2" draw:text-style-name="P9" draw:layer="layout" svg:width="2.286cm" svg:height="0.762cm" svg:x="3.302cm" svg:y="4.445cm">
          <text:p text:style-name="P8"><text:span text:style-name="T3">P</text:span><text:span text:style-name="T3">art</text:span><text:span text:style-name="T3">iti</text:span><text:span text:style-name="T3">on </text:span><text:span text:style-name="T3">0</text:span></text:p>
          <draw:enhanced-geometry svg:viewBox="0 0 21600 21600" draw:type="rectangle" draw:enhanced-path="M 0 0 L 21600 0 21600 21600 0 21600 0 0 Z N"/>
        </draw:custom-shape>
        <draw:custom-shape draw:style-name="gr2" draw:text-style-name="P9" draw:layer="layout" svg:width="2.286cm" svg:height="0.762cm" svg:x="3.302cm" svg:y="6.731cm">
          <text:p text:style-name="P8"><text:span text:style-name="T3">P</text:span><text:span text:style-name="T3">art</text:span><text:span text:style-name="T3">iti</text:span><text:span text:style-name="T3">on </text:span><text:span text:style-name="T3">1</text:span></text:p>
          <draw:enhanced-geometry svg:viewBox="0 0 21600 21600" draw:type="rectangle" draw:enhanced-path="M 0 0 L 21600 0 21600 21600 0 21600 0 0 Z N"/>
        </draw:custom-shape>
        <draw:custom-shape draw:style-name="gr2" draw:text-style-name="P9" draw:layer="layout" svg:width="2.286cm" svg:height="0.762cm" svg:x="3.302cm" svg:y="9.017cm">
          <text:p text:style-name="P8"><text:span text:style-name="T3">P</text:span><text:span text:style-name="T3">art</text:span><text:span text:style-name="T3">iti</text:span><text:span text:style-name="T3">on </text:span><text:span text:style-name="T3">2</text:span></text:p>
          <draw:enhanced-geometry svg:viewBox="0 0 21600 21600" draw:type="rectangle" draw:enhanced-path="M 0 0 L 21600 0 21600 21600 0 21600 0 0 Z N"/>
        </draw:custom-shape>
        <draw:custom-shape draw:style-name="gr3" draw:text-style-name="P9" draw:layer="layout" svg:width="3.302cm" svg:height="0.762cm" svg:x="22.352cm" svg:y="6.731cm">
          <text:p text:style-name="P8"><text:span text:style-name="T3">Pr</text:span><text:span text:style-name="T3">od</text:span><text:span text:style-name="T3">uc</text:span><text:span text:style-name="T3">er</text:span><text:span text:style-name="T3">s </text:span><text:span text:style-name="T3">wr</text:span><text:span text:style-name="T3">ite</text:span><text:span text:style-name="T3">s</text:span></text:p>
          <draw:enhanced-geometry svg:viewBox="0 0 21600 21600" draw:type="rectangle" draw:enhanced-path="M 0 0 L 21600 0 21600 21600 0 21600 0 0 Z N"/>
        </draw:custom-shape>
        <draw:line draw:style-name="gr4" draw:text-style-name="P10" draw:layer="layout" svg:x1="22.098cm" svg:y1="7.112cm" svg:x2="20.111cm" svg:y2="4.826cm">
          <text:p/>
        </draw:line>
        <draw:line draw:style-name="gr4" draw:text-style-name="P10" draw:layer="layout" svg:x1="22.098cm" svg:y1="7.112cm" svg:x2="12.104cm" svg:y2="7.1cm">
          <text:p/>
        </draw:line>
        <draw:g>
          <draw:g>
            <draw:custom-shape draw:style-name="gr5" draw:text-style-name="P12" draw:layer="layout" svg:width="1cm" svg:height="1cm" svg:x="10.103cm" svg:y="4.3cm">
              <text:p text:style-name="P11"><text:span text:style-name="T4">4</text:span></text:p>
              <draw:enhanced-geometry svg:viewBox="0 0 21600 21600" draw:type="rectangle" draw:enhanced-path="M 0 0 L 21600 0 21600 21600 0 21600 0 0 Z N"/>
            </draw:custom-shape>
            <draw:line draw:style-name="gr6" draw:text-style-name="P10" draw:layer="layout" svg:x1="11.103cm" svg:y1="4.3cm" svg:x2="11.103cm" svg:y2="5.3cm">
              <text:p/>
            </draw:line>
          </draw:g>
          <draw:g>
            <draw:custom-shape draw:style-name="gr5" draw:text-style-name="P12" draw:layer="layout" svg:width="1cm" svg:height="1cm" svg:x="11.104cm" svg:y="4.3cm">
              <text:p text:style-name="P11"><text:span text:style-name="T4">5</text:span></text:p>
              <draw:enhanced-geometry svg:viewBox="0 0 21600 21600" draw:type="rectangle" draw:enhanced-path="M 0 0 L 21600 0 21600 21600 0 21600 0 0 Z N"/>
            </draw:custom-shape>
            <draw:line draw:style-name="gr6" draw:text-style-name="P10" draw:layer="layout" svg:x1="12.104cm" svg:y1="4.3cm" svg:x2="12.104cm" svg:y2="5.3cm">
              <text:p/>
            </draw:line>
          </draw:g>
          <draw:g>
            <draw:custom-shape draw:style-name="gr5" draw:text-style-name="P12" draw:layer="layout" svg:width="1cm" svg:height="1cm" svg:x="12.105cm" svg:y="4.3cm">
              <text:p text:style-name="P11"><text:span text:style-name="T4">6</text:span></text:p>
              <draw:enhanced-geometry svg:viewBox="0 0 21600 21600" draw:type="rectangle" draw:enhanced-path="M 0 0 L 21600 0 21600 21600 0 21600 0 0 Z N"/>
            </draw:custom-shape>
            <draw:line draw:style-name="gr6" draw:text-style-name="P10" draw:layer="layout" svg:x1="13.105cm" svg:y1="4.3cm" svg:x2="13.105cm" svg:y2="5.3cm">
              <text:p/>
            </draw:line>
          </draw:g>
          <draw:g>
            <draw:custom-shape draw:style-name="gr5" draw:text-style-name="P12" draw:layer="layout" svg:width="1cm" svg:height="1cm" svg:x="13.106cm" svg:y="4.3cm">
              <text:p text:style-name="P11"><text:span text:style-name="T4">7</text:span></text:p>
              <draw:enhanced-geometry svg:viewBox="0 0 21600 21600" draw:type="rectangle" draw:enhanced-path="M 0 0 L 21600 0 21600 21600 0 21600 0 0 Z N"/>
            </draw:custom-shape>
            <draw:line draw:style-name="gr6" draw:text-style-name="P10" draw:layer="layout" svg:x1="14.106cm" svg:y1="4.3cm" svg:x2="14.106cm" svg:y2="5.3cm">
              <text:p/>
            </draw:line>
          </draw:g>
          <draw:g>
            <draw:custom-shape draw:style-name="gr5" draw:text-style-name="P12" draw:layer="layout" svg:width="1cm" svg:height="1cm" svg:x="6.1cm" svg:y="4.3cm">
              <text:p text:style-name="P11"><text:span text:style-name="T4">0</text:span></text:p>
              <draw:enhanced-geometry svg:viewBox="0 0 21600 21600" draw:type="rectangle" draw:enhanced-path="M 0 0 L 21600 0 21600 21600 0 21600 0 0 Z N"/>
            </draw:custom-shape>
            <draw:line draw:style-name="gr6" draw:text-style-name="P10" draw:layer="layout" svg:x1="7.1cm" svg:y1="4.3cm" svg:x2="7.1cm" svg:y2="5.3cm">
              <text:p/>
            </draw:line>
          </draw:g>
          <draw:g>
            <draw:custom-shape draw:style-name="gr5" draw:text-style-name="P12" draw:layer="layout" svg:width="1cm" svg:height="1cm" svg:x="7.101cm" svg:y="4.3cm">
              <text:p text:style-name="P11"><text:span text:style-name="T4">1</text:span></text:p>
              <draw:enhanced-geometry svg:viewBox="0 0 21600 21600" draw:type="rectangle" draw:enhanced-path="M 0 0 L 21600 0 21600 21600 0 21600 0 0 Z N"/>
            </draw:custom-shape>
            <draw:line draw:style-name="gr6" draw:text-style-name="P10" draw:layer="layout" svg:x1="8.101cm" svg:y1="4.3cm" svg:x2="8.101cm" svg:y2="5.3cm">
              <text:p/>
            </draw:line>
          </draw:g>
          <draw:g>
            <draw:custom-shape draw:style-name="gr5" draw:text-style-name="P12" draw:layer="layout" svg:width="1cm" svg:height="1cm" svg:x="8.102cm" svg:y="4.3cm">
              <text:p text:style-name="P11"><text:span text:style-name="T4">2</text:span></text:p>
              <draw:enhanced-geometry svg:viewBox="0 0 21600 21600" draw:type="rectangle" draw:enhanced-path="M 0 0 L 21600 0 21600 21600 0 21600 0 0 Z N"/>
            </draw:custom-shape>
            <draw:line draw:style-name="gr6" draw:text-style-name="P10" draw:layer="layout" svg:x1="9.102cm" svg:y1="4.3cm" svg:x2="9.102cm" svg:y2="5.3cm">
              <text:p/>
            </draw:line>
          </draw:g>
          <draw:g>
            <draw:custom-shape draw:style-name="gr5" draw:text-style-name="P12" draw:layer="layout" svg:width="1cm" svg:height="1cm" svg:x="9.103cm" svg:y="4.3cm">
              <text:p text:style-name="P11"><text:span text:style-name="T4">3</text:span></text:p>
              <draw:enhanced-geometry svg:viewBox="0 0 21600 21600" draw:type="rectangle" draw:enhanced-path="M 0 0 L 21600 0 21600 21600 0 21600 0 0 Z N"/>
            </draw:custom-shape>
            <draw:line draw:style-name="gr6" draw:text-style-name="P10" draw:layer="layout" svg:x1="10.103cm" svg:y1="4.3cm" svg:x2="10.103cm" svg:y2="5.3cm">
              <text:p/>
            </draw:line>
          </draw:g>
          <draw:g>
            <draw:custom-shape draw:style-name="gr5" draw:text-style-name="P12" draw:layer="layout" svg:width="1cm" svg:height="1cm" svg:x="18.11cm" svg:y="4.3cm">
              <text:p text:style-name="P11"><text:span text:style-name="T4">1</text:span><text:span text:style-name="T4">2</text:span></text:p>
              <draw:enhanced-geometry svg:viewBox="0 0 21600 21600" draw:type="rectangle" draw:enhanced-path="M 0 0 L 21600 0 21600 21600 0 21600 0 0 Z N"/>
            </draw:custom-shape>
            <draw:line draw:style-name="gr6" draw:text-style-name="P10" draw:layer="layout" svg:x1="19.11cm" svg:y1="4.3cm" svg:x2="19.11cm" svg:y2="5.3cm">
              <text:p/>
            </draw:line>
          </draw:g>
          <draw:custom-shape draw:style-name="gr5" draw:text-style-name="P12" draw:layer="layout" svg:width="1cm" svg:height="1cm" svg:x="19.111cm" svg:y="4.3cm">
            <text:p text:style-name="P11"><text:span text:style-name="T4">1</text:span><text:span text:style-name="T4">3</text:span></text:p>
            <draw:enhanced-geometry svg:viewBox="0 0 21600 21600" draw:type="rectangle" draw:enhanced-path="M 0 0 L 21600 0 21600 21600 0 21600 0 0 Z N"/>
          </draw:custom-shape>
          <draw:g>
            <draw:custom-shape draw:style-name="gr5" draw:text-style-name="P12" draw:layer="layout" svg:width="1cm" svg:height="1cm" svg:x="14.107cm" svg:y="4.3cm">
              <text:p text:style-name="P11"><text:span text:style-name="T4">8</text:span></text:p>
              <draw:enhanced-geometry svg:viewBox="0 0 21600 21600" draw:type="rectangle" draw:enhanced-path="M 0 0 L 21600 0 21600 21600 0 21600 0 0 Z N"/>
            </draw:custom-shape>
            <draw:line draw:style-name="gr6" draw:text-style-name="P10" draw:layer="layout" svg:x1="15.107cm" svg:y1="4.3cm" svg:x2="15.107cm" svg:y2="5.3cm">
              <text:p/>
            </draw:line>
          </draw:g>
          <draw:g>
            <draw:custom-shape draw:style-name="gr5" draw:text-style-name="P12" draw:layer="layout" svg:width="1cm" svg:height="1cm" svg:x="15.108cm" svg:y="4.3cm">
              <text:p text:style-name="P11"><text:span text:style-name="T4">9</text:span></text:p>
              <draw:enhanced-geometry svg:viewBox="0 0 21600 21600" draw:type="rectangle" draw:enhanced-path="M 0 0 L 21600 0 21600 21600 0 21600 0 0 Z N"/>
            </draw:custom-shape>
            <draw:line draw:style-name="gr6" draw:text-style-name="P10" draw:layer="layout" svg:x1="16.108cm" svg:y1="4.3cm" svg:x2="16.108cm" svg:y2="5.3cm">
              <text:p/>
            </draw:line>
          </draw:g>
          <draw:g>
            <draw:custom-shape draw:style-name="gr5" draw:text-style-name="P12" draw:layer="layout" svg:width="1cm" svg:height="1cm" svg:x="16.109cm" svg:y="4.3cm">
              <text:p text:style-name="P11"><text:span text:style-name="T4">1</text:span><text:span text:style-name="T4">0</text:span></text:p>
              <draw:enhanced-geometry svg:viewBox="0 0 21600 21600" draw:type="rectangle" draw:enhanced-path="M 0 0 L 21600 0 21600 21600 0 21600 0 0 Z N"/>
            </draw:custom-shape>
            <draw:line draw:style-name="gr6" draw:text-style-name="P10" draw:layer="layout" svg:x1="17.109cm" svg:y1="4.3cm" svg:x2="17.109cm" svg:y2="5.3cm">
              <text:p/>
            </draw:line>
          </draw:g>
          <draw:g>
            <draw:custom-shape draw:style-name="gr5" draw:text-style-name="P12" draw:layer="layout" svg:width="1cm" svg:height="1cm" svg:x="17.11cm" svg:y="4.3cm">
              <text:p text:style-name="P11"><text:span text:style-name="T4">1</text:span><text:span text:style-name="T4">1</text:span></text:p>
              <draw:enhanced-geometry svg:viewBox="0 0 21600 21600" draw:type="rectangle" draw:enhanced-path="M 0 0 L 21600 0 21600 21600 0 21600 0 0 Z N"/>
            </draw:custom-shape>
            <draw:line draw:style-name="gr6" draw:text-style-name="P10" draw:layer="layout" svg:x1="18.11cm" svg:y1="4.3cm" svg:x2="18.11cm" svg:y2="5.3cm">
              <text:p/>
            </draw:line>
          </draw:g>
          <draw:custom-shape draw:style-name="gr7" draw:text-style-name="P10" draw:layer="layout" svg:width="14.011cm" svg:height="1cm" svg:x="6.1cm" svg:y="4.3cm">
            <text:p/>
            <draw:enhanced-geometry svg:viewBox="0 0 21600 21600" draw:type="rectangle" draw:enhanced-path="M 0 0 L 21600 0 21600 21600 0 21600 0 0 Z N"/>
          </draw:custom-shape>
        </draw:g>
        <draw:g>
          <draw:g>
            <draw:custom-shape draw:style-name="gr5" draw:text-style-name="P12" draw:layer="layout" svg:width="1cm" svg:height="1cm" svg:x="10.103cm" svg:y="6.6cm">
              <text:p text:style-name="P11"><text:span text:style-name="T4">4</text:span></text:p>
              <draw:enhanced-geometry svg:viewBox="0 0 21600 21600" draw:type="rectangle" draw:enhanced-path="M 0 0 L 21600 0 21600 21600 0 21600 0 0 Z N"/>
            </draw:custom-shape>
            <draw:line draw:style-name="gr6" draw:text-style-name="P10" draw:layer="layout" svg:x1="11.103cm" svg:y1="6.6cm" svg:x2="11.103cm" svg:y2="7.6cm">
              <text:p/>
            </draw:line>
          </draw:g>
          <draw:custom-shape draw:style-name="gr5" draw:text-style-name="P12" draw:layer="layout" svg:width="1cm" svg:height="1cm" svg:x="11.104cm" svg:y="6.6cm">
            <text:p text:style-name="P11"><text:span text:style-name="T4">5</text:span></text:p>
            <draw:enhanced-geometry svg:viewBox="0 0 21600 21600" draw:type="rectangle" draw:enhanced-path="M 0 0 L 21600 0 21600 21600 0 21600 0 0 Z N"/>
          </draw:custom-shape>
          <draw:g>
            <draw:custom-shape draw:style-name="gr5" draw:text-style-name="P12" draw:layer="layout" svg:width="1cm" svg:height="1cm" svg:x="6.1cm" svg:y="6.6cm">
              <text:p text:style-name="P11"><text:span text:style-name="T4">0</text:span></text:p>
              <draw:enhanced-geometry svg:viewBox="0 0 21600 21600" draw:type="rectangle" draw:enhanced-path="M 0 0 L 21600 0 21600 21600 0 21600 0 0 Z N"/>
            </draw:custom-shape>
            <draw:line draw:style-name="gr6" draw:text-style-name="P10" draw:layer="layout" svg:x1="7.1cm" svg:y1="6.6cm" svg:x2="7.1cm" svg:y2="7.6cm">
              <text:p/>
            </draw:line>
          </draw:g>
          <draw:g>
            <draw:custom-shape draw:style-name="gr5" draw:text-style-name="P12" draw:layer="layout" svg:width="1cm" svg:height="1cm" svg:x="7.101cm" svg:y="6.6cm">
              <text:p text:style-name="P11"><text:span text:style-name="T4">1</text:span></text:p>
              <draw:enhanced-geometry svg:viewBox="0 0 21600 21600" draw:type="rectangle" draw:enhanced-path="M 0 0 L 21600 0 21600 21600 0 21600 0 0 Z N"/>
            </draw:custom-shape>
            <draw:line draw:style-name="gr6" draw:text-style-name="P10" draw:layer="layout" svg:x1="8.101cm" svg:y1="6.6cm" svg:x2="8.101cm" svg:y2="7.6cm">
              <text:p/>
            </draw:line>
          </draw:g>
          <draw:g>
            <draw:custom-shape draw:style-name="gr5" draw:text-style-name="P12" draw:layer="layout" svg:width="1cm" svg:height="1cm" svg:x="8.102cm" svg:y="6.6cm">
              <text:p text:style-name="P11"><text:span text:style-name="T4">2</text:span></text:p>
              <draw:enhanced-geometry svg:viewBox="0 0 21600 21600" draw:type="rectangle" draw:enhanced-path="M 0 0 L 21600 0 21600 21600 0 21600 0 0 Z N"/>
            </draw:custom-shape>
            <draw:line draw:style-name="gr6" draw:text-style-name="P10" draw:layer="layout" svg:x1="9.102cm" svg:y1="6.6cm" svg:x2="9.102cm" svg:y2="7.6cm">
              <text:p/>
            </draw:line>
          </draw:g>
          <draw:g>
            <draw:custom-shape draw:style-name="gr5" draw:text-style-name="P12" draw:layer="layout" svg:width="1cm" svg:height="1cm" svg:x="9.103cm" svg:y="6.6cm">
              <text:p text:style-name="P11"><text:span text:style-name="T4">3</text:span></text:p>
              <draw:enhanced-geometry svg:viewBox="0 0 21600 21600" draw:type="rectangle" draw:enhanced-path="M 0 0 L 21600 0 21600 21600 0 21600 0 0 Z N"/>
            </draw:custom-shape>
            <draw:line draw:style-name="gr6" draw:text-style-name="P10" draw:layer="layout" svg:x1="10.103cm" svg:y1="6.6cm" svg:x2="10.103cm" svg:y2="7.6cm">
              <text:p/>
            </draw:line>
          </draw:g>
          <draw:custom-shape draw:style-name="gr8" draw:text-style-name="P10" draw:layer="layout" svg:width="6.004cm" svg:height="1cm" svg:x="6.1cm" svg:y="6.6cm">
            <text:p/>
            <draw:enhanced-geometry svg:viewBox="0 0 21600 21600" draw:type="rectangle" draw:enhanced-path="M 0 0 L 21600 0 21600 21600 0 21600 0 0 Z N"/>
          </draw:custom-shape>
        </draw:g>
        <draw:g>
          <draw:g>
            <draw:custom-shape draw:style-name="gr5" draw:text-style-name="P12" draw:layer="layout" svg:width="1cm" svg:height="1cm" svg:x="10.103cm" svg:y="8.9cm">
              <text:p text:style-name="P11"><text:span text:style-name="T4">4</text:span></text:p>
              <draw:enhanced-geometry svg:viewBox="0 0 21600 21600" draw:type="rectangle" draw:enhanced-path="M 0 0 L 21600 0 21600 21600 0 21600 0 0 Z N"/>
            </draw:custom-shape>
            <draw:line draw:style-name="gr6" draw:text-style-name="P10" draw:layer="layout" svg:x1="11.103cm" svg:y1="8.9cm" svg:x2="11.103cm" svg:y2="9.9cm">
              <text:p/>
            </draw:line>
          </draw:g>
          <draw:g>
            <draw:custom-shape draw:style-name="gr5" draw:text-style-name="P12" draw:layer="layout" svg:width="1cm" svg:height="1cm" svg:x="11.104cm" svg:y="8.9cm">
              <text:p text:style-name="P11"><text:span text:style-name="T4">5</text:span></text:p>
              <draw:enhanced-geometry svg:viewBox="0 0 21600 21600" draw:type="rectangle" draw:enhanced-path="M 0 0 L 21600 0 21600 21600 0 21600 0 0 Z N"/>
            </draw:custom-shape>
            <draw:line draw:style-name="gr6" draw:text-style-name="P10" draw:layer="layout" svg:x1="12.104cm" svg:y1="8.9cm" svg:x2="12.104cm" svg:y2="9.9cm">
              <text:p/>
            </draw:line>
          </draw:g>
          <draw:g>
            <draw:custom-shape draw:style-name="gr5" draw:text-style-name="P12" draw:layer="layout" svg:width="1cm" svg:height="1cm" svg:x="12.105cm" svg:y="8.9cm">
              <text:p text:style-name="P11"><text:span text:style-name="T4">6</text:span></text:p>
              <draw:enhanced-geometry svg:viewBox="0 0 21600 21600" draw:type="rectangle" draw:enhanced-path="M 0 0 L 21600 0 21600 21600 0 21600 0 0 Z N"/>
            </draw:custom-shape>
            <draw:line draw:style-name="gr6" draw:text-style-name="P10" draw:layer="layout" svg:x1="13.105cm" svg:y1="8.9cm" svg:x2="13.105cm" svg:y2="9.9cm">
              <text:p/>
            </draw:line>
          </draw:g>
          <draw:g>
            <draw:custom-shape draw:style-name="gr5" draw:text-style-name="P12" draw:layer="layout" svg:width="1cm" svg:height="1cm" svg:x="13.106cm" svg:y="8.9cm">
              <text:p text:style-name="P11"><text:span text:style-name="T4">7</text:span></text:p>
              <draw:enhanced-geometry svg:viewBox="0 0 21600 21600" draw:type="rectangle" draw:enhanced-path="M 0 0 L 21600 0 21600 21600 0 21600 0 0 Z N"/>
            </draw:custom-shape>
            <draw:line draw:style-name="gr6" draw:text-style-name="P10" draw:layer="layout" svg:x1="14.106cm" svg:y1="8.9cm" svg:x2="14.106cm" svg:y2="9.9cm">
              <text:p/>
            </draw:line>
          </draw:g>
          <draw:g>
            <draw:custom-shape draw:style-name="gr5" draw:text-style-name="P12" draw:layer="layout" svg:width="1cm" svg:height="1cm" svg:x="6.1cm" svg:y="8.9cm">
              <text:p text:style-name="P11"><text:span text:style-name="T4">0</text:span></text:p>
              <draw:enhanced-geometry svg:viewBox="0 0 21600 21600" draw:type="rectangle" draw:enhanced-path="M 0 0 L 21600 0 21600 21600 0 21600 0 0 Z N"/>
            </draw:custom-shape>
            <draw:line draw:style-name="gr6" draw:text-style-name="P10" draw:layer="layout" svg:x1="7.1cm" svg:y1="8.9cm" svg:x2="7.1cm" svg:y2="9.9cm">
              <text:p/>
            </draw:line>
          </draw:g>
          <draw:g>
            <draw:custom-shape draw:style-name="gr5" draw:text-style-name="P12" draw:layer="layout" svg:width="1cm" svg:height="1cm" svg:x="7.101cm" svg:y="8.9cm">
              <text:p text:style-name="P11"><text:span text:style-name="T4">1</text:span></text:p>
              <draw:enhanced-geometry svg:viewBox="0 0 21600 21600" draw:type="rectangle" draw:enhanced-path="M 0 0 L 21600 0 21600 21600 0 21600 0 0 Z N"/>
            </draw:custom-shape>
            <draw:line draw:style-name="gr6" draw:text-style-name="P10" draw:layer="layout" svg:x1="8.101cm" svg:y1="8.9cm" svg:x2="8.101cm" svg:y2="9.9cm">
              <text:p/>
            </draw:line>
          </draw:g>
          <draw:g>
            <draw:custom-shape draw:style-name="gr5" draw:text-style-name="P12" draw:layer="layout" svg:width="1cm" svg:height="1cm" svg:x="8.102cm" svg:y="8.9cm">
              <text:p text:style-name="P11"><text:span text:style-name="T4">2</text:span></text:p>
              <draw:enhanced-geometry svg:viewBox="0 0 21600 21600" draw:type="rectangle" draw:enhanced-path="M 0 0 L 21600 0 21600 21600 0 21600 0 0 Z N"/>
            </draw:custom-shape>
            <draw:line draw:style-name="gr6" draw:text-style-name="P10" draw:layer="layout" svg:x1="9.102cm" svg:y1="8.9cm" svg:x2="9.102cm" svg:y2="9.9cm">
              <text:p/>
            </draw:line>
          </draw:g>
          <draw:g>
            <draw:custom-shape draw:style-name="gr5" draw:text-style-name="P12" draw:layer="layout" svg:width="1cm" svg:height="1cm" svg:x="9.103cm" svg:y="8.9cm">
              <text:p text:style-name="P11"><text:span text:style-name="T4">3</text:span></text:p>
              <draw:enhanced-geometry svg:viewBox="0 0 21600 21600" draw:type="rectangle" draw:enhanced-path="M 0 0 L 21600 0 21600 21600 0 21600 0 0 Z N"/>
            </draw:custom-shape>
            <draw:line draw:style-name="gr6" draw:text-style-name="P10" draw:layer="layout" svg:x1="10.103cm" svg:y1="8.9cm" svg:x2="10.103cm" svg:y2="9.9cm">
              <text:p/>
            </draw:line>
          </draw:g>
          <draw:g>
            <draw:custom-shape draw:style-name="gr5" draw:text-style-name="P12" draw:layer="layout" svg:width="1cm" svg:height="1cm" svg:x="14.107cm" svg:y="8.9cm">
              <text:p text:style-name="P11"><text:span text:style-name="T4">8</text:span></text:p>
              <draw:enhanced-geometry svg:viewBox="0 0 21600 21600" draw:type="rectangle" draw:enhanced-path="M 0 0 L 21600 0 21600 21600 0 21600 0 0 Z N"/>
            </draw:custom-shape>
            <draw:line draw:style-name="gr6" draw:text-style-name="P10" draw:layer="layout" svg:x1="15.107cm" svg:y1="8.9cm" svg:x2="15.107cm" svg:y2="9.9cm">
              <text:p/>
            </draw:line>
          </draw:g>
          <draw:custom-shape draw:style-name="gr5" draw:text-style-name="P12" draw:layer="layout" svg:width="1cm" svg:height="1cm" svg:x="15.108cm" svg:y="8.9cm">
            <text:p text:style-name="P11"><text:span text:style-name="T4">9</text:span></text:p>
            <draw:enhanced-geometry svg:viewBox="0 0 21600 21600" draw:type="rectangle" draw:enhanced-path="M 0 0 L 21600 0 21600 21600 0 21600 0 0 Z N"/>
          </draw:custom-shape>
          <draw:custom-shape draw:style-name="gr9" draw:text-style-name="P10" draw:layer="layout" svg:width="10.008cm" svg:height="1cm" svg:x="6.1cm" svg:y="8.9cm">
            <text:p/>
            <draw:enhanced-geometry svg:viewBox="0 0 21600 21600" draw:type="rectangle" draw:enhanced-path="M 0 0 L 21600 0 21600 21600 0 21600 0 0 Z N"/>
          </draw:custom-shape>
        </draw:g>
        <draw:line draw:style-name="gr4" draw:text-style-name="P10" draw:layer="layout" svg:x1="22.099cm" svg:y1="7.107cm" svg:x2="16.108cm" svg:y2="9.5cm">
          <text:p/>
        </draw:line>
        <draw:custom-shape draw:style-name="gr10" draw:text-style-name="P10" draw:layer="layout" svg:width="18cm" svg:height="6.8cm" svg:x="2.7cm" svg:y="3.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14" draw:layer="layout" svg:width="2.5cm" svg:height="0.806cm" svg:x="10.45cm" svg:y="2.894cm">
          <draw:text-box>
            <text:p text:style-name="P13"><text:span text:style-name="T5">Topic A</text:span></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7" draw:text-style-name="P5" draw:layer="layout" svg:width="16.799cm" svg:height="13.364cm" svg:x="2.1cm" svg:y="14.107cm" presentation:class="notes">
            <draw:text-box>
              <text:p text:style-name="P15">A Topic is a category or feed name to which records are published.</text:p>
              <text:p text:style-name="P15">Topics are multi-subscriber, can have zero or more subscribers.</text:p>
              <text:p text:style-name="P15">Each partition is ordered, immutable sequence of records that are appended – a structured commit log.</text:p>
              <text:p text:style-name="P15">Records in partitions are assigned a sequential id, the offset that uniquely identifies the record within the partition.</text:p>
              <text:p text:style-name="P15">Kafka durable persists all published records.</text:p>
              <text:p text:style-name="P15">Retention deletes records and frees up space.</text:p>
              <text:p text:style-name="P15"/>
            </draw:text-box>
          </draw:frame>
        </presentation:notes>
      </draw:page>
      <draw:page draw:name="page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afka Topic</text:p>
          </draw:text-box>
        </draw:frame>
        <draw:custom-shape draw:style-name="gr2" draw:text-style-name="P9" draw:layer="layout" svg:width="2.286cm" svg:height="0.762cm" svg:x="3.302cm" svg:y="4.445cm">
          <text:p text:style-name="P8"><text:span text:style-name="T3">P</text:span><text:span text:style-name="T3">art</text:span><text:span text:style-name="T3">iti</text:span><text:span text:style-name="T3">on </text:span><text:span text:style-name="T3">0</text:span></text:p>
          <draw:enhanced-geometry svg:viewBox="0 0 21600 21600" draw:type="rectangle" draw:enhanced-path="M 0 0 L 21600 0 21600 21600 0 21600 0 0 Z N"/>
        </draw:custom-shape>
        <draw:custom-shape draw:style-name="gr2" draw:text-style-name="P9" draw:layer="layout" svg:width="2.286cm" svg:height="0.762cm" svg:x="3.302cm" svg:y="6.731cm">
          <text:p text:style-name="P8"><text:span text:style-name="T3">Pa</text:span><text:span text:style-name="T3">rtiti</text:span><text:span text:style-name="T3">on </text:span><text:span text:style-name="T3">1</text:span></text:p>
          <draw:enhanced-geometry svg:viewBox="0 0 21600 21600" draw:type="rectangle" draw:enhanced-path="M 0 0 L 21600 0 21600 21600 0 21600 0 0 Z N"/>
        </draw:custom-shape>
        <draw:custom-shape draw:style-name="gr2" draw:text-style-name="P9" draw:layer="layout" svg:width="2.286cm" svg:height="0.762cm" svg:x="3.302cm" svg:y="9.017cm">
          <text:p text:style-name="P8"><text:span text:style-name="T3">P</text:span><text:span text:style-name="T3">art</text:span><text:span text:style-name="T3">iti</text:span><text:span text:style-name="T3">on </text:span><text:span text:style-name="T3">2</text:span></text:p>
          <draw:enhanced-geometry svg:viewBox="0 0 21600 21600" draw:type="rectangle" draw:enhanced-path="M 0 0 L 21600 0 21600 21600 0 21600 0 0 Z N"/>
        </draw:custom-shape>
        <draw:g>
          <draw:g>
            <draw:custom-shape draw:style-name="gr5" draw:text-style-name="P12" draw:layer="layout" svg:width="1cm" svg:height="1cm" svg:x="10.103cm" svg:y="4.3cm">
              <text:p text:style-name="P11"><text:span text:style-name="T4">4</text:span></text:p>
              <draw:enhanced-geometry svg:viewBox="0 0 21600 21600" draw:type="rectangle" draw:enhanced-path="M 0 0 L 21600 0 21600 21600 0 21600 0 0 Z N"/>
            </draw:custom-shape>
            <draw:line draw:style-name="gr6" draw:text-style-name="P10" draw:layer="layout" svg:x1="11.103cm" svg:y1="4.3cm" svg:x2="11.103cm" svg:y2="5.3cm">
              <text:p/>
            </draw:line>
          </draw:g>
          <draw:g>
            <draw:custom-shape draw:style-name="gr5" draw:text-style-name="P12" draw:layer="layout" svg:width="1cm" svg:height="1cm" svg:x="11.104cm" svg:y="4.3cm">
              <text:p text:style-name="P11"><text:span text:style-name="T4">5</text:span></text:p>
              <draw:enhanced-geometry svg:viewBox="0 0 21600 21600" draw:type="rectangle" draw:enhanced-path="M 0 0 L 21600 0 21600 21600 0 21600 0 0 Z N"/>
            </draw:custom-shape>
            <draw:line draw:style-name="gr6" draw:text-style-name="P10" draw:layer="layout" svg:x1="12.104cm" svg:y1="4.3cm" svg:x2="12.104cm" svg:y2="5.3cm">
              <text:p/>
            </draw:line>
          </draw:g>
          <draw:g>
            <draw:custom-shape draw:style-name="gr5" draw:text-style-name="P12" draw:layer="layout" svg:width="1cm" svg:height="1cm" svg:x="12.105cm" svg:y="4.3cm">
              <text:p text:style-name="P11"><text:span text:style-name="T4">6</text:span></text:p>
              <draw:enhanced-geometry svg:viewBox="0 0 21600 21600" draw:type="rectangle" draw:enhanced-path="M 0 0 L 21600 0 21600 21600 0 21600 0 0 Z N"/>
            </draw:custom-shape>
            <draw:line draw:style-name="gr6" draw:text-style-name="P10" draw:layer="layout" svg:x1="13.105cm" svg:y1="4.3cm" svg:x2="13.105cm" svg:y2="5.3cm">
              <text:p/>
            </draw:line>
          </draw:g>
          <draw:g>
            <draw:custom-shape draw:style-name="gr5" draw:text-style-name="P12" draw:layer="layout" svg:width="1cm" svg:height="1cm" svg:x="13.106cm" svg:y="4.3cm">
              <text:p text:style-name="P11"><text:span text:style-name="T4">7</text:span></text:p>
              <draw:enhanced-geometry svg:viewBox="0 0 21600 21600" draw:type="rectangle" draw:enhanced-path="M 0 0 L 21600 0 21600 21600 0 21600 0 0 Z N"/>
            </draw:custom-shape>
            <draw:line draw:style-name="gr6" draw:text-style-name="P10" draw:layer="layout" svg:x1="14.106cm" svg:y1="4.3cm" svg:x2="14.106cm" svg:y2="5.3cm">
              <text:p/>
            </draw:line>
          </draw:g>
          <draw:g>
            <draw:custom-shape draw:style-name="gr5" draw:text-style-name="P12" draw:layer="layout" svg:width="1cm" svg:height="1cm" svg:x="6.1cm" svg:y="4.3cm">
              <text:p text:style-name="P11"><text:span text:style-name="T4">0</text:span></text:p>
              <draw:enhanced-geometry svg:viewBox="0 0 21600 21600" draw:type="rectangle" draw:enhanced-path="M 0 0 L 21600 0 21600 21600 0 21600 0 0 Z N"/>
            </draw:custom-shape>
            <draw:line draw:style-name="gr6" draw:text-style-name="P10" draw:layer="layout" svg:x1="7.1cm" svg:y1="4.3cm" svg:x2="7.1cm" svg:y2="5.3cm">
              <text:p/>
            </draw:line>
          </draw:g>
          <draw:g>
            <draw:custom-shape draw:style-name="gr5" draw:text-style-name="P12" draw:layer="layout" svg:width="1cm" svg:height="1cm" svg:x="7.101cm" svg:y="4.3cm">
              <text:p text:style-name="P11"><text:span text:style-name="T4">1</text:span></text:p>
              <draw:enhanced-geometry svg:viewBox="0 0 21600 21600" draw:type="rectangle" draw:enhanced-path="M 0 0 L 21600 0 21600 21600 0 21600 0 0 Z N"/>
            </draw:custom-shape>
            <draw:line draw:style-name="gr6" draw:text-style-name="P10" draw:layer="layout" svg:x1="8.101cm" svg:y1="4.3cm" svg:x2="8.101cm" svg:y2="5.3cm">
              <text:p/>
            </draw:line>
          </draw:g>
          <draw:g>
            <draw:custom-shape draw:style-name="gr5" draw:text-style-name="P12" draw:layer="layout" svg:width="1cm" svg:height="1cm" svg:x="8.102cm" svg:y="4.3cm">
              <text:p text:style-name="P11"><text:span text:style-name="T4">2</text:span></text:p>
              <draw:enhanced-geometry svg:viewBox="0 0 21600 21600" draw:type="rectangle" draw:enhanced-path="M 0 0 L 21600 0 21600 21600 0 21600 0 0 Z N"/>
            </draw:custom-shape>
            <draw:line draw:style-name="gr6" draw:text-style-name="P10" draw:layer="layout" svg:x1="9.102cm" svg:y1="4.3cm" svg:x2="9.102cm" svg:y2="5.3cm">
              <text:p/>
            </draw:line>
          </draw:g>
          <draw:g>
            <draw:custom-shape draw:style-name="gr5" draw:text-style-name="P12" draw:layer="layout" svg:width="1cm" svg:height="1cm" svg:x="9.103cm" svg:y="4.3cm">
              <text:p text:style-name="P11"><text:span text:style-name="T4">3</text:span></text:p>
              <draw:enhanced-geometry svg:viewBox="0 0 21600 21600" draw:type="rectangle" draw:enhanced-path="M 0 0 L 21600 0 21600 21600 0 21600 0 0 Z N"/>
            </draw:custom-shape>
            <draw:line draw:style-name="gr6" draw:text-style-name="P10" draw:layer="layout" svg:x1="10.103cm" svg:y1="4.3cm" svg:x2="10.103cm" svg:y2="5.3cm">
              <text:p/>
            </draw:line>
          </draw:g>
          <draw:g>
            <draw:custom-shape draw:style-name="gr5" draw:text-style-name="P12" draw:layer="layout" svg:width="1cm" svg:height="1cm" svg:x="18.11cm" svg:y="4.3cm">
              <text:p text:style-name="P11"><text:span text:style-name="T4">1</text:span><text:span text:style-name="T4">2</text:span></text:p>
              <draw:enhanced-geometry svg:viewBox="0 0 21600 21600" draw:type="rectangle" draw:enhanced-path="M 0 0 L 21600 0 21600 21600 0 21600 0 0 Z N"/>
            </draw:custom-shape>
            <draw:line draw:style-name="gr6" draw:text-style-name="P10" draw:layer="layout" svg:x1="19.11cm" svg:y1="4.3cm" svg:x2="19.11cm" svg:y2="5.3cm">
              <text:p/>
            </draw:line>
          </draw:g>
          <draw:custom-shape draw:style-name="gr5" draw:text-style-name="P12" draw:layer="layout" svg:width="1cm" svg:height="1cm" svg:x="19.111cm" svg:y="4.3cm">
            <text:p text:style-name="P11"><text:span text:style-name="T4">1</text:span><text:span text:style-name="T4">3</text:span></text:p>
            <draw:enhanced-geometry svg:viewBox="0 0 21600 21600" draw:type="rectangle" draw:enhanced-path="M 0 0 L 21600 0 21600 21600 0 21600 0 0 Z N"/>
          </draw:custom-shape>
          <draw:g>
            <draw:custom-shape draw:style-name="gr5" draw:text-style-name="P12" draw:layer="layout" svg:width="1cm" svg:height="1cm" svg:x="14.107cm" svg:y="4.3cm">
              <text:p text:style-name="P11"><text:span text:style-name="T4">8</text:span></text:p>
              <draw:enhanced-geometry svg:viewBox="0 0 21600 21600" draw:type="rectangle" draw:enhanced-path="M 0 0 L 21600 0 21600 21600 0 21600 0 0 Z N"/>
            </draw:custom-shape>
            <draw:line draw:style-name="gr6" draw:text-style-name="P10" draw:layer="layout" svg:x1="15.107cm" svg:y1="4.3cm" svg:x2="15.107cm" svg:y2="5.3cm">
              <text:p/>
            </draw:line>
          </draw:g>
          <draw:g>
            <draw:custom-shape draw:style-name="gr5" draw:text-style-name="P12" draw:layer="layout" svg:width="1cm" svg:height="1cm" svg:x="15.108cm" svg:y="4.3cm">
              <text:p text:style-name="P11"><text:span text:style-name="T4">9</text:span></text:p>
              <draw:enhanced-geometry svg:viewBox="0 0 21600 21600" draw:type="rectangle" draw:enhanced-path="M 0 0 L 21600 0 21600 21600 0 21600 0 0 Z N"/>
            </draw:custom-shape>
            <draw:line draw:style-name="gr6" draw:text-style-name="P10" draw:layer="layout" svg:x1="16.108cm" svg:y1="4.3cm" svg:x2="16.108cm" svg:y2="5.3cm">
              <text:p/>
            </draw:line>
          </draw:g>
          <draw:g>
            <draw:custom-shape draw:style-name="gr5" draw:text-style-name="P12" draw:layer="layout" svg:width="1cm" svg:height="1cm" svg:x="16.109cm" svg:y="4.3cm">
              <text:p text:style-name="P11"><text:span text:style-name="T4">1</text:span><text:span text:style-name="T4">0</text:span></text:p>
              <draw:enhanced-geometry svg:viewBox="0 0 21600 21600" draw:type="rectangle" draw:enhanced-path="M 0 0 L 21600 0 21600 21600 0 21600 0 0 Z N"/>
            </draw:custom-shape>
            <draw:line draw:style-name="gr6" draw:text-style-name="P10" draw:layer="layout" svg:x1="17.109cm" svg:y1="4.3cm" svg:x2="17.109cm" svg:y2="5.3cm">
              <text:p/>
            </draw:line>
          </draw:g>
          <draw:g>
            <draw:custom-shape draw:style-name="gr5" draw:text-style-name="P12" draw:layer="layout" svg:width="1cm" svg:height="1cm" svg:x="17.11cm" svg:y="4.3cm">
              <text:p text:style-name="P11"><text:span text:style-name="T4">1</text:span><text:span text:style-name="T4">1</text:span></text:p>
              <draw:enhanced-geometry svg:viewBox="0 0 21600 21600" draw:type="rectangle" draw:enhanced-path="M 0 0 L 21600 0 21600 21600 0 21600 0 0 Z N"/>
            </draw:custom-shape>
            <draw:line draw:style-name="gr6" draw:text-style-name="P10" draw:layer="layout" svg:x1="18.11cm" svg:y1="4.3cm" svg:x2="18.11cm" svg:y2="5.3cm">
              <text:p/>
            </draw:line>
          </draw:g>
          <draw:custom-shape draw:style-name="gr7" draw:text-style-name="P10" draw:layer="layout" svg:width="14.011cm" svg:height="1cm" svg:x="6.1cm" svg:y="4.3cm">
            <text:p/>
            <draw:enhanced-geometry svg:viewBox="0 0 21600 21600" draw:type="rectangle" draw:enhanced-path="M 0 0 L 21600 0 21600 21600 0 21600 0 0 Z N"/>
          </draw:custom-shape>
        </draw:g>
        <draw:g>
          <draw:g>
            <draw:custom-shape draw:style-name="gr5" draw:text-style-name="P12" draw:layer="layout" svg:width="1cm" svg:height="1cm" svg:x="10.103cm" svg:y="6.6cm">
              <text:p text:style-name="P11"><text:span text:style-name="T4">4</text:span></text:p>
              <draw:enhanced-geometry svg:viewBox="0 0 21600 21600" draw:type="rectangle" draw:enhanced-path="M 0 0 L 21600 0 21600 21600 0 21600 0 0 Z N"/>
            </draw:custom-shape>
            <draw:line draw:style-name="gr6" draw:text-style-name="P10" draw:layer="layout" svg:x1="11.103cm" svg:y1="6.6cm" svg:x2="11.103cm" svg:y2="7.6cm">
              <text:p/>
            </draw:line>
          </draw:g>
          <draw:custom-shape draw:style-name="gr5" draw:text-style-name="P12" draw:layer="layout" svg:width="1cm" svg:height="1cm" svg:x="11.104cm" svg:y="6.6cm">
            <text:p text:style-name="P11"><text:span text:style-name="T4">5</text:span></text:p>
            <draw:enhanced-geometry svg:viewBox="0 0 21600 21600" draw:type="rectangle" draw:enhanced-path="M 0 0 L 21600 0 21600 21600 0 21600 0 0 Z N"/>
          </draw:custom-shape>
          <draw:g>
            <draw:custom-shape draw:style-name="gr5" draw:text-style-name="P12" draw:layer="layout" svg:width="1cm" svg:height="1cm" svg:x="6.1cm" svg:y="6.6cm">
              <text:p text:style-name="P11"><text:span text:style-name="T4">0</text:span></text:p>
              <draw:enhanced-geometry svg:viewBox="0 0 21600 21600" draw:type="rectangle" draw:enhanced-path="M 0 0 L 21600 0 21600 21600 0 21600 0 0 Z N"/>
            </draw:custom-shape>
            <draw:line draw:style-name="gr6" draw:text-style-name="P10" draw:layer="layout" svg:x1="7.1cm" svg:y1="6.6cm" svg:x2="7.1cm" svg:y2="7.6cm">
              <text:p/>
            </draw:line>
          </draw:g>
          <draw:g>
            <draw:custom-shape draw:style-name="gr5" draw:text-style-name="P12" draw:layer="layout" svg:width="1cm" svg:height="1cm" svg:x="7.101cm" svg:y="6.6cm">
              <text:p text:style-name="P11"><text:span text:style-name="T4">1</text:span></text:p>
              <draw:enhanced-geometry svg:viewBox="0 0 21600 21600" draw:type="rectangle" draw:enhanced-path="M 0 0 L 21600 0 21600 21600 0 21600 0 0 Z N"/>
            </draw:custom-shape>
            <draw:line draw:style-name="gr6" draw:text-style-name="P10" draw:layer="layout" svg:x1="8.101cm" svg:y1="6.6cm" svg:x2="8.101cm" svg:y2="7.6cm">
              <text:p/>
            </draw:line>
          </draw:g>
          <draw:g>
            <draw:custom-shape draw:style-name="gr5" draw:text-style-name="P12" draw:layer="layout" svg:width="1cm" svg:height="1cm" svg:x="8.102cm" svg:y="6.6cm">
              <text:p text:style-name="P11"><text:span text:style-name="T4">2</text:span></text:p>
              <draw:enhanced-geometry svg:viewBox="0 0 21600 21600" draw:type="rectangle" draw:enhanced-path="M 0 0 L 21600 0 21600 21600 0 21600 0 0 Z N"/>
            </draw:custom-shape>
            <draw:line draw:style-name="gr6" draw:text-style-name="P10" draw:layer="layout" svg:x1="9.102cm" svg:y1="6.6cm" svg:x2="9.102cm" svg:y2="7.6cm">
              <text:p/>
            </draw:line>
          </draw:g>
          <draw:g>
            <draw:custom-shape draw:style-name="gr5" draw:text-style-name="P12" draw:layer="layout" svg:width="1cm" svg:height="1cm" svg:x="9.103cm" svg:y="6.6cm">
              <text:p text:style-name="P11"><text:span text:style-name="T4">3</text:span></text:p>
              <draw:enhanced-geometry svg:viewBox="0 0 21600 21600" draw:type="rectangle" draw:enhanced-path="M 0 0 L 21600 0 21600 21600 0 21600 0 0 Z N"/>
            </draw:custom-shape>
            <draw:line draw:style-name="gr6" draw:text-style-name="P10" draw:layer="layout" svg:x1="10.103cm" svg:y1="6.6cm" svg:x2="10.103cm" svg:y2="7.6cm">
              <text:p/>
            </draw:line>
          </draw:g>
          <draw:custom-shape draw:style-name="gr8" draw:text-style-name="P10" draw:layer="layout" svg:width="6.004cm" svg:height="1cm" svg:x="6.1cm" svg:y="6.6cm">
            <text:p/>
            <draw:enhanced-geometry svg:viewBox="0 0 21600 21600" draw:type="rectangle" draw:enhanced-path="M 0 0 L 21600 0 21600 21600 0 21600 0 0 Z N"/>
          </draw:custom-shape>
        </draw:g>
        <draw:g>
          <draw:g>
            <draw:custom-shape draw:style-name="gr5" draw:text-style-name="P12" draw:layer="layout" svg:width="1cm" svg:height="1cm" svg:x="10.103cm" svg:y="8.9cm">
              <text:p text:style-name="P11"><text:span text:style-name="T4">4</text:span></text:p>
              <draw:enhanced-geometry svg:viewBox="0 0 21600 21600" draw:type="rectangle" draw:enhanced-path="M 0 0 L 21600 0 21600 21600 0 21600 0 0 Z N"/>
            </draw:custom-shape>
            <draw:line draw:style-name="gr6" draw:text-style-name="P10" draw:layer="layout" svg:x1="11.103cm" svg:y1="8.9cm" svg:x2="11.103cm" svg:y2="9.9cm">
              <text:p/>
            </draw:line>
          </draw:g>
          <draw:g>
            <draw:custom-shape draw:style-name="gr5" draw:text-style-name="P12" draw:layer="layout" svg:width="1cm" svg:height="1cm" svg:x="11.104cm" svg:y="8.9cm">
              <text:p text:style-name="P11"><text:span text:style-name="T4">5</text:span></text:p>
              <draw:enhanced-geometry svg:viewBox="0 0 21600 21600" draw:type="rectangle" draw:enhanced-path="M 0 0 L 21600 0 21600 21600 0 21600 0 0 Z N"/>
            </draw:custom-shape>
            <draw:line draw:style-name="gr6" draw:text-style-name="P10" draw:layer="layout" svg:x1="12.104cm" svg:y1="8.9cm" svg:x2="12.104cm" svg:y2="9.9cm">
              <text:p/>
            </draw:line>
          </draw:g>
          <draw:g>
            <draw:custom-shape draw:style-name="gr5" draw:text-style-name="P12" draw:layer="layout" svg:width="1cm" svg:height="1cm" svg:x="12.105cm" svg:y="8.9cm">
              <text:p text:style-name="P11"><text:span text:style-name="T4">6</text:span></text:p>
              <draw:enhanced-geometry svg:viewBox="0 0 21600 21600" draw:type="rectangle" draw:enhanced-path="M 0 0 L 21600 0 21600 21600 0 21600 0 0 Z N"/>
            </draw:custom-shape>
            <draw:line draw:style-name="gr6" draw:text-style-name="P10" draw:layer="layout" svg:x1="13.105cm" svg:y1="8.9cm" svg:x2="13.105cm" svg:y2="9.9cm">
              <text:p/>
            </draw:line>
          </draw:g>
          <draw:g>
            <draw:custom-shape draw:style-name="gr5" draw:text-style-name="P12" draw:layer="layout" svg:width="1cm" svg:height="1cm" svg:x="13.106cm" svg:y="8.9cm">
              <text:p text:style-name="P11"><text:span text:style-name="T4">7</text:span></text:p>
              <draw:enhanced-geometry svg:viewBox="0 0 21600 21600" draw:type="rectangle" draw:enhanced-path="M 0 0 L 21600 0 21600 21600 0 21600 0 0 Z N"/>
            </draw:custom-shape>
            <draw:line draw:style-name="gr6" draw:text-style-name="P10" draw:layer="layout" svg:x1="14.106cm" svg:y1="8.9cm" svg:x2="14.106cm" svg:y2="9.9cm">
              <text:p/>
            </draw:line>
          </draw:g>
          <draw:g>
            <draw:custom-shape draw:style-name="gr5" draw:text-style-name="P12" draw:layer="layout" svg:width="1cm" svg:height="1cm" svg:x="6.1cm" svg:y="8.9cm">
              <text:p text:style-name="P11"><text:span text:style-name="T4">0</text:span></text:p>
              <draw:enhanced-geometry svg:viewBox="0 0 21600 21600" draw:type="rectangle" draw:enhanced-path="M 0 0 L 21600 0 21600 21600 0 21600 0 0 Z N"/>
            </draw:custom-shape>
            <draw:line draw:style-name="gr6" draw:text-style-name="P10" draw:layer="layout" svg:x1="7.1cm" svg:y1="8.9cm" svg:x2="7.1cm" svg:y2="9.9cm">
              <text:p/>
            </draw:line>
          </draw:g>
          <draw:g>
            <draw:custom-shape draw:style-name="gr5" draw:text-style-name="P12" draw:layer="layout" svg:width="1cm" svg:height="1cm" svg:x="7.101cm" svg:y="8.9cm">
              <text:p text:style-name="P11"><text:span text:style-name="T4">1</text:span></text:p>
              <draw:enhanced-geometry svg:viewBox="0 0 21600 21600" draw:type="rectangle" draw:enhanced-path="M 0 0 L 21600 0 21600 21600 0 21600 0 0 Z N"/>
            </draw:custom-shape>
            <draw:line draw:style-name="gr6" draw:text-style-name="P10" draw:layer="layout" svg:x1="8.101cm" svg:y1="8.9cm" svg:x2="8.101cm" svg:y2="9.9cm">
              <text:p/>
            </draw:line>
          </draw:g>
          <draw:g>
            <draw:custom-shape draw:style-name="gr5" draw:text-style-name="P12" draw:layer="layout" svg:width="1cm" svg:height="1cm" svg:x="8.102cm" svg:y="8.9cm">
              <text:p text:style-name="P11"><text:span text:style-name="T4">2</text:span></text:p>
              <draw:enhanced-geometry svg:viewBox="0 0 21600 21600" draw:type="rectangle" draw:enhanced-path="M 0 0 L 21600 0 21600 21600 0 21600 0 0 Z N"/>
            </draw:custom-shape>
            <draw:line draw:style-name="gr6" draw:text-style-name="P10" draw:layer="layout" svg:x1="9.102cm" svg:y1="8.9cm" svg:x2="9.102cm" svg:y2="9.9cm">
              <text:p/>
            </draw:line>
          </draw:g>
          <draw:g>
            <draw:custom-shape draw:style-name="gr5" draw:text-style-name="P12" draw:layer="layout" svg:width="1cm" svg:height="1cm" svg:x="9.103cm" svg:y="8.9cm">
              <text:p text:style-name="P11"><text:span text:style-name="T4">3</text:span></text:p>
              <draw:enhanced-geometry svg:viewBox="0 0 21600 21600" draw:type="rectangle" draw:enhanced-path="M 0 0 L 21600 0 21600 21600 0 21600 0 0 Z N"/>
            </draw:custom-shape>
            <draw:line draw:style-name="gr6" draw:text-style-name="P10" draw:layer="layout" svg:x1="10.103cm" svg:y1="8.9cm" svg:x2="10.103cm" svg:y2="9.9cm">
              <text:p/>
            </draw:line>
          </draw:g>
          <draw:g>
            <draw:custom-shape draw:style-name="gr5" draw:text-style-name="P12" draw:layer="layout" svg:width="1cm" svg:height="1cm" svg:x="14.107cm" svg:y="8.9cm">
              <text:p text:style-name="P11"><text:span text:style-name="T4">8</text:span></text:p>
              <draw:enhanced-geometry svg:viewBox="0 0 21600 21600" draw:type="rectangle" draw:enhanced-path="M 0 0 L 21600 0 21600 21600 0 21600 0 0 Z N"/>
            </draw:custom-shape>
            <draw:line draw:style-name="gr6" draw:text-style-name="P10" draw:layer="layout" svg:x1="15.107cm" svg:y1="8.9cm" svg:x2="15.107cm" svg:y2="9.9cm">
              <text:p/>
            </draw:line>
          </draw:g>
          <draw:custom-shape draw:style-name="gr5" draw:text-style-name="P12" draw:layer="layout" svg:width="1cm" svg:height="1cm" svg:x="15.108cm" svg:y="8.9cm">
            <text:p text:style-name="P11"><text:span text:style-name="T4">9</text:span></text:p>
            <draw:enhanced-geometry svg:viewBox="0 0 21600 21600" draw:type="rectangle" draw:enhanced-path="M 0 0 L 21600 0 21600 21600 0 21600 0 0 Z N"/>
          </draw:custom-shape>
          <draw:custom-shape draw:style-name="gr9" draw:text-style-name="P10" draw:layer="layout" svg:width="10.008cm" svg:height="1cm" svg:x="6.1cm" svg:y="8.9cm">
            <text:p/>
            <draw:enhanced-geometry svg:viewBox="0 0 21600 21600" draw:type="rectangle" draw:enhanced-path="M 0 0 L 21600 0 21600 21600 0 21600 0 0 Z N"/>
          </draw:custom-shape>
        </draw:g>
        <draw:custom-shape draw:style-name="gr3" draw:text-style-name="P9" draw:layer="layout" svg:width="3.302cm" svg:height="0.762cm" svg:x="13.206cm" svg:y="11.688cm">
          <text:p text:style-name="P8"><text:span text:style-name="T3">Consumer B reads</text:span></text:p>
          <text:p text:style-name="P8"><text:span text:style-name="T3">Offset 8</text:span></text:p>
          <draw:enhanced-geometry svg:viewBox="0 0 21600 21600" draw:type="rectangle" draw:enhanced-path="M 0 0 L 21600 0 21600 21600 0 21600 0 0 Z N"/>
        </draw:custom-shape>
        <draw:line draw:style-name="gr12" draw:text-style-name="P10" draw:layer="layout" svg:x1="14.6cm" svg:y1="9.91cm" svg:x2="14.73cm" svg:y2="11.434cm">
          <text:p/>
        </draw:line>
        <draw:custom-shape draw:style-name="gr3" draw:text-style-name="P9" draw:layer="layout" svg:width="3.302cm" svg:height="0.762cm" svg:x="8.634cm" svg:y="11.688cm">
          <text:p text:style-name="P8"><text:span text:style-name="T3">Consumer A reads</text:span></text:p>
          <text:p text:style-name="P8"><text:span text:style-name="T3">Offset 4</text:span></text:p>
          <draw:enhanced-geometry svg:viewBox="0 0 21600 21600" draw:type="rectangle" draw:enhanced-path="M 0 0 L 21600 0 21600 21600 0 21600 0 0 Z N"/>
        </draw:custom-shape>
        <draw:line draw:style-name="gr12" draw:text-style-name="P10" draw:layer="layout" svg:x1="10.6cm" svg:y1="9.9cm" svg:x2="10.158cm" svg:y2="11.434cm">
          <text:p/>
        </draw:line>
        <presentation:notes draw:style-name="dp2">
          <office:forms form:automatic-focus="false" form:apply-design-mode="false"/>
          <draw:page-thumbnail draw:style-name="gr1" draw:layer="layout" svg:width="14.848cm" svg:height="11.136cm" svg:x="3.075cm" svg:y="2.257cm" draw:page-number="9" presentation:class="page"/>
          <draw:frame presentation:style-name="pr7" draw:text-style-name="P5" draw:layer="layout" svg:width="16.799cm" svg:height="13.364cm" svg:x="2.1cm" svg:y="14.107cm" presentation:class="notes">
            <draw:text-box>
              <text:p text:style-name="P15">The only metadata Kafka stores about consumers is their offset of that consumer in the log.</text:p>
              <text:p text:style-name="P15">Offset is controlled by consumer. Can consume from anywhere.</text:p>
              <text:p text:style-name="P15">This means consumers are very cheap.</text:p>
              <text:p text:style-name="P15">Partitions are used to scale. Each partition must fit on the server that host it.</text:p>
              <text:p text:style-name="P15">Partitions are the unit of parallelism</text:p>
            </draw:text-box>
          </draw:frame>
        </presentation:notes>
      </draw:page>
      <draw:page draw:name="page1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afka Topic</text:p>
          </draw:text-box>
        </draw:frame>
        <draw:custom-shape draw:style-name="gr2" draw:text-style-name="P9" draw:layer="layout" svg:width="2.286cm" svg:height="0.762cm" svg:x="3.302cm" svg:y="4.445cm">
          <text:p text:style-name="P8"><text:span text:style-name="T3">Partition 0</text:span></text:p>
          <draw:enhanced-geometry svg:viewBox="0 0 21600 21600" draw:type="rectangle" draw:enhanced-path="M 0 0 L 21600 0 21600 21600 0 21600 0 0 Z N"/>
        </draw:custom-shape>
        <draw:custom-shape draw:style-name="gr2" draw:text-style-name="P9" draw:layer="layout" svg:width="2.286cm" svg:height="0.762cm" svg:x="3.302cm" svg:y="6.731cm">
          <text:p text:style-name="P8"><text:span text:style-name="T3">Partition 1</text:span></text:p>
          <draw:enhanced-geometry svg:viewBox="0 0 21600 21600" draw:type="rectangle" draw:enhanced-path="M 0 0 L 21600 0 21600 21600 0 21600 0 0 Z N"/>
        </draw:custom-shape>
        <draw:custom-shape draw:style-name="gr2" draw:text-style-name="P9" draw:layer="layout" svg:width="2.286cm" svg:height="0.762cm" svg:x="3.302cm" svg:y="9.017cm">
          <text:p text:style-name="P8"><text:span text:style-name="T3">Partition 2</text:span></text:p>
          <draw:enhanced-geometry svg:viewBox="0 0 21600 21600" draw:type="rectangle" draw:enhanced-path="M 0 0 L 21600 0 21600 21600 0 21600 0 0 Z N"/>
        </draw:custom-shape>
        <draw:g>
          <draw:g>
            <draw:custom-shape draw:style-name="gr5" draw:text-style-name="P12" draw:layer="layout" svg:width="1cm" svg:height="1cm" svg:x="6.1cm" svg:y="4.3cm">
              <text:p text:style-name="P11"><text:span text:style-name="T4">k0</text:span></text:p>
              <draw:enhanced-geometry svg:viewBox="0 0 21600 21600" draw:type="rectangle" draw:enhanced-path="M 0 0 L 21600 0 21600 21600 0 21600 0 0 Z N"/>
            </draw:custom-shape>
            <draw:line draw:style-name="gr6" draw:text-style-name="P10" draw:layer="layout" svg:x1="7.1cm" svg:y1="4.3cm" svg:x2="7.1cm" svg:y2="5.3cm">
              <text:p/>
            </draw:line>
          </draw:g>
          <draw:g>
            <draw:custom-shape draw:style-name="gr5" draw:text-style-name="P12" draw:layer="layout" svg:width="1cm" svg:height="1cm" svg:x="7.101cm" svg:y="4.3cm">
              <text:p text:style-name="P11"><text:span text:style-name="T4">k0</text:span></text:p>
              <draw:enhanced-geometry svg:viewBox="0 0 21600 21600" draw:type="rectangle" draw:enhanced-path="M 0 0 L 21600 0 21600 21600 0 21600 0 0 Z N"/>
            </draw:custom-shape>
            <draw:line draw:style-name="gr6" draw:text-style-name="P10" draw:layer="layout" svg:x1="8.101cm" svg:y1="4.3cm" svg:x2="8.101cm" svg:y2="5.3cm">
              <text:p/>
            </draw:line>
          </draw:g>
          <draw:custom-shape draw:style-name="gr5" draw:text-style-name="P12" draw:layer="layout" svg:width="1cm" svg:height="1cm" svg:x="8.102cm" svg:y="4.3cm">
            <text:p text:style-name="P11"><text:span text:style-name="T4">k0</text:span></text:p>
            <draw:enhanced-geometry svg:viewBox="0 0 21600 21600" draw:type="rectangle" draw:enhanced-path="M 0 0 L 21600 0 21600 21600 0 21600 0 0 Z N"/>
          </draw:custom-shape>
          <draw:custom-shape draw:style-name="gr13" draw:text-style-name="P10" draw:layer="layout" svg:width="3.002cm" svg:height="1cm" svg:x="6.1cm" svg:y="4.3cm">
            <text:p/>
            <draw:enhanced-geometry svg:viewBox="0 0 21600 21600" draw:type="rectangle" draw:enhanced-path="M 0 0 L 21600 0 21600 21600 0 21600 0 0 Z N"/>
          </draw:custom-shape>
        </draw:g>
        <draw:g>
          <draw:g>
            <draw:custom-shape draw:style-name="gr5" draw:text-style-name="P12" draw:layer="layout" svg:width="1cm" svg:height="1cm" svg:x="6.1cm" svg:y="6.6cm">
              <text:p text:style-name="P11"><text:span text:style-name="T4">k1</text:span></text:p>
              <draw:enhanced-geometry svg:viewBox="0 0 21600 21600" draw:type="rectangle" draw:enhanced-path="M 0 0 L 21600 0 21600 21600 0 21600 0 0 Z N"/>
            </draw:custom-shape>
            <draw:line draw:style-name="gr6" draw:text-style-name="P10" draw:layer="layout" svg:x1="7.1cm" svg:y1="6.6cm" svg:x2="7.1cm" svg:y2="7.6cm">
              <text:p/>
            </draw:line>
          </draw:g>
          <draw:custom-shape draw:style-name="gr5" draw:text-style-name="P12" draw:layer="layout" svg:width="1cm" svg:height="1cm" svg:x="7.101cm" svg:y="6.6cm">
            <text:p text:style-name="P11"><text:span text:style-name="T4">k1</text:span></text:p>
            <draw:enhanced-geometry svg:viewBox="0 0 21600 21600" draw:type="rectangle" draw:enhanced-path="M 0 0 L 21600 0 21600 21600 0 21600 0 0 Z N"/>
          </draw:custom-shape>
          <draw:custom-shape draw:style-name="gr14" draw:text-style-name="P10" draw:layer="layout" svg:width="2.001cm" svg:height="1cm" svg:x="6.1cm" svg:y="6.6cm">
            <text:p/>
            <draw:enhanced-geometry svg:viewBox="0 0 21600 21600" draw:type="rectangle" draw:enhanced-path="M 0 0 L 21600 0 21600 21600 0 21600 0 0 Z N"/>
          </draw:custom-shape>
        </draw:g>
        <draw:g>
          <draw:custom-shape draw:style-name="gr5" draw:text-style-name="P12" draw:layer="layout" svg:width="1cm" svg:height="1cm" svg:x="6.1cm" svg:y="8.9cm">
            <text:p text:style-name="P11"><text:span text:style-name="T4">k2</text:span></text:p>
            <draw:enhanced-geometry svg:viewBox="0 0 21600 21600" draw:type="rectangle" draw:enhanced-path="M 0 0 L 21600 0 21600 21600 0 21600 0 0 Z N"/>
          </draw:custom-shape>
          <draw:custom-shape draw:style-name="gr15" draw:text-style-name="P10" draw:layer="layout" svg:width="1cm" svg:height="1cm" svg:x="6.1cm" svg:y="8.9cm">
            <text:p/>
            <draw:enhanced-geometry svg:viewBox="0 0 21600 21600" draw:type="rectangle" draw:enhanced-path="M 0 0 L 21600 0 21600 21600 0 21600 0 0 Z N"/>
          </draw:custom-shape>
        </draw:g>
        <draw:custom-shape draw:style-name="gr16" draw:text-style-name="P9" draw:layer="layout" svg:width="4.5cm" svg:height="0.762cm" svg:x="12.1cm" svg:y="5cm">
          <text:p text:style-name="P8"><text:span text:style-name="T3">hash(key) % partitions</text:span></text:p>
          <draw:enhanced-geometry svg:viewBox="0 0 21600 21600" draw:type="rectangle" draw:enhanced-path="M 0 0 L 21600 0 21600 21600 0 21600 0 0 Z N"/>
        </draw:custom-shape>
        <draw:custom-shape draw:style-name="gr17" draw:text-style-name="P10" draw:layer="layout" svg:width="0.9cm" svg:height="2.7cm" svg:x="13.9cm" svg:y="5.8cm">
          <text:p/>
          <draw:enhanced-geometry svg:viewBox="0 0 21600 21600" draw:type="rectangle" draw:enhanced-path="M 0 0 L 21600 0 21600 21600 0 21600 0 0 Z N"/>
        </draw:custom-shape>
        <draw:g>
          <draw:g>
            <draw:custom-shape draw:style-name="gr5" draw:text-style-name="P12" draw:layer="layout" svg:width="1cm" svg:height="1cm" svg:x="16.298cm" svg:y="6.6cm">
              <text:p text:style-name="P11"><text:span text:style-name="T4">k0</text:span></text:p>
              <draw:enhanced-geometry svg:viewBox="0 0 21600 21600" draw:type="rectangle" draw:enhanced-path="M 0 0 L 21600 0 21600 21600 0 21600 0 0 Z N"/>
            </draw:custom-shape>
            <draw:line draw:style-name="gr6" draw:text-style-name="P10" draw:layer="layout" svg:x1="17.298cm" svg:y1="6.6cm" svg:x2="17.298cm" svg:y2="7.6cm">
              <text:p/>
            </draw:line>
          </draw:g>
          <draw:g>
            <draw:custom-shape draw:style-name="gr5" draw:text-style-name="P12" draw:layer="layout" svg:width="1cm" svg:height="1cm" svg:x="17.299cm" svg:y="6.6cm">
              <text:p text:style-name="P11"><text:span text:style-name="T4">k1</text:span></text:p>
              <draw:enhanced-geometry svg:viewBox="0 0 21600 21600" draw:type="rectangle" draw:enhanced-path="M 0 0 L 21600 0 21600 21600 0 21600 0 0 Z N"/>
            </draw:custom-shape>
            <draw:line draw:style-name="gr6" draw:text-style-name="P10" draw:layer="layout" svg:x1="18.299cm" svg:y1="6.6cm" svg:x2="18.299cm" svg:y2="7.6cm">
              <text:p/>
            </draw:line>
          </draw:g>
          <draw:custom-shape draw:style-name="gr5" draw:text-style-name="P12" draw:layer="layout" svg:width="1cm" svg:height="1cm" svg:x="18.3cm" svg:y="6.6cm">
            <text:p text:style-name="P11"><text:span text:style-name="T4">k2</text:span></text:p>
            <draw:enhanced-geometry svg:viewBox="0 0 21600 21600" draw:type="rectangle" draw:enhanced-path="M 0 0 L 21600 0 21600 21600 0 21600 0 0 Z N"/>
          </draw:custom-shape>
          <draw:custom-shape draw:style-name="gr13" draw:text-style-name="P10" draw:layer="layout" svg:width="3.002cm" svg:height="1cm" svg:x="16.298cm" svg:y="6.6cm">
            <text:p/>
            <draw:enhanced-geometry svg:viewBox="0 0 21600 21600" draw:type="rectangle" draw:enhanced-path="M 0 0 L 21600 0 21600 21600 0 21600 0 0 Z N"/>
          </draw:custom-shape>
        </draw:g>
        <draw:line draw:style-name="gr4" draw:text-style-name="P10" draw:layer="layout" svg:x1="13.9cm" svg:y1="6.6cm" svg:x2="9.102cm" svg:y2="4.8cm">
          <text:p/>
        </draw:line>
        <draw:line draw:style-name="gr4" draw:text-style-name="P10" draw:layer="layout" svg:x1="16.298cm" svg:y1="7.1cm" svg:x2="14.8cm" svg:y2="7.1cm">
          <text:p/>
        </draw:line>
        <draw:line draw:style-name="gr4" draw:text-style-name="P10" draw:layer="layout" svg:x1="13.9cm" svg:y1="7.6cm" svg:x2="7.1cm" svg:y2="9.4cm">
          <text:p/>
        </draw:line>
        <draw:line draw:style-name="gr4" draw:text-style-name="P10" draw:layer="layout" svg:x1="13.9cm" svg:y1="7.1cm" svg:x2="8.101cm" svg:y2="7.1cm">
          <text:p/>
        </draw:line>
        <draw:custom-shape draw:style-name="gr3" draw:text-style-name="P9" draw:layer="layout" svg:width="3.302cm" svg:height="0.762cm" svg:x="19.7cm" svg:y="6.731cm">
          <text:p text:style-name="P8"><text:span text:style-name="T3">Producers writes</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0" presentation:class="page"/>
          <draw:frame presentation:style-name="pr7" draw:text-style-name="P5" draw:layer="layout" svg:width="16.799cm" svg:height="13.364cm" svg:x="2.1cm" svg:y="14.107cm" presentation:class="notes">
            <draw:text-box>
              <text:p text:style-name="P15">Messages are routed to partitions based on the message key.</text:p>
              <text:p text:style-name="P15">Key null → Round-Robin</text:p>
            </draw:text-box>
          </draw:frame>
        </presentation:notes>
      </draw:page>
      <draw:page draw:name="page1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sumers</text:p>
          </draw:text-box>
        </draw:frame>
        <draw:connector draw:style-name="gr12" draw:text-style-name="P10" draw:layer="layout" draw:type="line" svg:x1="13.802cm" svg:y1="5.9cm" svg:x2="17.146cm" svg:y2="10.3cm" svg:d="M13802 5900l3344 4400" svg:viewBox="0 0 3345 4401">
          <text:p/>
        </draw:connector>
        <draw:connector draw:style-name="gr12" draw:text-style-name="P10" draw:layer="layout" draw:type="line" svg:x1="12.701cm" svg:y1="10.5cm" svg:x2="17.146cm" svg:y2="10.9cm" svg:d="M12701 10500l4445 400" svg:viewBox="0 0 4446 401">
          <text:p/>
        </draw:connector>
        <draw:connector draw:style-name="gr12" draw:text-style-name="P10" draw:layer="layout" draw:type="line" svg:x1="11.8cm" svg:y1="7cm" svg:x2="17.146cm" svg:y2="10.6cm" svg:d="M11800 7000l5346 3600" svg:viewBox="0 0 5347 3601">
          <text:p/>
        </draw:connector>
        <draw:connector draw:style-name="gr12" draw:text-style-name="P10" draw:layer="layout" draw:type="line" svg:x1="12.701cm" svg:y1="10.497cm" svg:x2="17.146cm" svg:y2="6.2cm" svg:d="M12701 10497l4445-4297" svg:viewBox="0 0 4446 4298">
          <text:p/>
        </draw:connector>
        <draw:connector draw:style-name="gr12" draw:text-style-name="P10" draw:layer="layout" draw:type="line" svg:x1="11.8cm" svg:y1="7cm" svg:x2="17.146cm" svg:y2="7.4cm" svg:d="M11800 7000l5346 400" svg:viewBox="0 0 5347 401">
          <text:p/>
        </draw:connector>
        <draw:connector draw:style-name="gr12" draw:text-style-name="P10" draw:layer="layout" draw:type="line" svg:x1="13.802cm" svg:y1="5.9cm" svg:x2="17.146cm" svg:y2="5cm" svg:d="M13802 5900l3344-900" svg:viewBox="0 0 3345 901">
          <text:p/>
        </draw:connector>
        <draw:g>
          <draw:custom-shape draw:style-name="gr2" draw:text-style-name="P9" draw:layer="layout" svg:width="2.286cm" svg:height="0.762cm" svg:x="8.002cm" svg:y="5.545cm">
            <text:p text:style-name="P11"><text:span text:style-name="T3">Partition 0</text:span></text:p>
            <draw:enhanced-geometry svg:viewBox="0 0 21600 21600" draw:type="rectangle" draw:enhanced-path="M 0 0 L 21600 0 21600 21600 0 21600 0 0 Z N"/>
          </draw:custom-shape>
          <draw:custom-shape draw:style-name="gr2" draw:text-style-name="P9" draw:layer="layout" svg:width="2.286cm" svg:height="0.762cm" svg:x="8.002cm" svg:y="6.617cm">
            <text:p text:style-name="P11"><text:span text:style-name="T3">Partition 2</text:span></text:p>
            <draw:enhanced-geometry svg:viewBox="0 0 21600 21600" draw:type="rectangle" draw:enhanced-path="M 0 0 L 21600 0 21600 21600 0 21600 0 0 Z N"/>
          </draw:custom-shape>
          <draw:g>
            <draw:g>
              <draw:custom-shape draw:style-name="gr5" draw:text-style-name="P12" draw:layer="layout" svg:width="1cm" svg:height="1cm" svg:x="10.8cm" svg:y="5.4cm">
                <text:p text:style-name="P11"><text:span text:style-name="T4">k0</text:span></text:p>
                <draw:enhanced-geometry svg:viewBox="0 0 21600 21600" draw:type="rectangle" draw:enhanced-path="M 0 0 L 21600 0 21600 21600 0 21600 0 0 Z N"/>
              </draw:custom-shape>
              <draw:line draw:style-name="gr6" draw:text-style-name="P10" draw:layer="layout" svg:x1="11.8cm" svg:y1="5.4cm" svg:x2="11.8cm" svg:y2="6.4cm">
                <text:p/>
              </draw:line>
            </draw:g>
            <draw:g>
              <draw:custom-shape draw:style-name="gr5" draw:text-style-name="P12" draw:layer="layout" svg:width="1cm" svg:height="1cm" svg:x="11.801cm" svg:y="5.4cm">
                <text:p text:style-name="P11"><text:span text:style-name="T4">k0</text:span></text:p>
                <draw:enhanced-geometry svg:viewBox="0 0 21600 21600" draw:type="rectangle" draw:enhanced-path="M 0 0 L 21600 0 21600 21600 0 21600 0 0 Z N"/>
              </draw:custom-shape>
              <draw:line draw:style-name="gr6" draw:text-style-name="P10" draw:layer="layout" svg:x1="12.801cm" svg:y1="5.4cm" svg:x2="12.801cm" svg:y2="6.4cm">
                <text:p/>
              </draw:line>
            </draw:g>
            <draw:custom-shape draw:style-name="gr5" draw:text-style-name="P12" draw:layer="layout" svg:width="1cm" svg:height="1cm" svg:x="12.802cm" svg:y="5.4cm">
              <text:p text:style-name="P11"><text:span text:style-name="T4">k0</text:span></text:p>
              <draw:enhanced-geometry svg:viewBox="0 0 21600 21600" draw:type="rectangle" draw:enhanced-path="M 0 0 L 21600 0 21600 21600 0 21600 0 0 Z N"/>
            </draw:custom-shape>
            <draw:custom-shape draw:style-name="gr13" draw:text-style-name="P10" draw:layer="layout" svg:width="3.002cm" svg:height="1cm" svg:x="10.8cm" svg:y="5.4cm">
              <text:p/>
              <draw:enhanced-geometry svg:viewBox="0 0 21600 21600" draw:type="rectangle" draw:enhanced-path="M 0 0 L 21600 0 21600 21600 0 21600 0 0 Z N"/>
            </draw:custom-shape>
          </draw:g>
          <draw:g>
            <draw:custom-shape draw:style-name="gr5" draw:text-style-name="P12" draw:layer="layout" svg:width="1cm" svg:height="1cm" svg:x="10.8cm" svg:y="6.5cm">
              <text:p text:style-name="P11"><text:span text:style-name="T4">k2</text:span></text:p>
              <draw:enhanced-geometry svg:viewBox="0 0 21600 21600" draw:type="rectangle" draw:enhanced-path="M 0 0 L 21600 0 21600 21600 0 21600 0 0 Z N"/>
            </draw:custom-shape>
            <draw:custom-shape draw:style-name="gr15" draw:text-style-name="P10" draw:layer="layout" svg:width="1cm" svg:height="1cm" svg:x="10.8cm" svg:y="6.5cm">
              <text:p/>
              <draw:enhanced-geometry svg:viewBox="0 0 21600 21600" draw:type="rectangle" draw:enhanced-path="M 0 0 L 21600 0 21600 21600 0 21600 0 0 Z N"/>
            </draw:custom-shape>
          </draw:g>
          <draw:custom-shape draw:style-name="gr18" draw:text-style-name="P10" draw:layer="layout" svg:width="6.2cm" svg:height="2.6cm" svg:x="7.8cm" svg:y="5.1cm">
            <text:p/>
            <draw:enhanced-geometry svg:viewBox="0 0 21600 21600" draw:type="rectangle" draw:enhanced-path="M 0 0 L 21600 0 21600 21600 0 21600 0 0 Z N"/>
          </draw:custom-shape>
          <draw:custom-shape draw:style-name="gr3" draw:text-style-name="P9" draw:layer="layout" svg:width="3.302cm" svg:height="0.762cm" svg:x="9.098cm" svg:y="4.438cm">
            <text:p text:style-name="P11"><text:span text:style-name="T3">Server 0</text:span></text:p>
            <draw:enhanced-geometry svg:viewBox="0 0 21600 21600" draw:type="rectangle" draw:enhanced-path="M 0 0 L 21600 0 21600 21600 0 21600 0 0 Z N"/>
          </draw:custom-shape>
          <draw:g>
            <draw:custom-shape draw:style-name="gr2" draw:text-style-name="P9" draw:layer="layout" svg:width="2.286cm" svg:height="0.762cm" svg:x="7.902cm" svg:y="10.131cm">
              <text:p text:style-name="P11"><text:span text:style-name="T3">Partition 1</text:span></text:p>
              <draw:enhanced-geometry svg:viewBox="0 0 21600 21600" draw:type="rectangle" draw:enhanced-path="M 0 0 L 21600 0 21600 21600 0 21600 0 0 Z N"/>
            </draw:custom-shape>
            <draw:g>
              <draw:g>
                <draw:custom-shape draw:style-name="gr5" draw:text-style-name="P12" draw:layer="layout" svg:width="1cm" svg:height="1cm" svg:x="10.7cm" svg:y="10cm">
                  <text:p text:style-name="P11"><text:span text:style-name="T4">k1</text:span></text:p>
                  <draw:enhanced-geometry svg:viewBox="0 0 21600 21600" draw:type="rectangle" draw:enhanced-path="M 0 0 L 21600 0 21600 21600 0 21600 0 0 Z N"/>
                </draw:custom-shape>
                <draw:line draw:style-name="gr6" draw:text-style-name="P10" draw:layer="layout" svg:x1="11.7cm" svg:y1="10cm" svg:x2="11.7cm" svg:y2="11cm">
                  <text:p/>
                </draw:line>
              </draw:g>
              <draw:custom-shape draw:style-name="gr5" draw:text-style-name="P12" draw:layer="layout" svg:width="1cm" svg:height="1cm" svg:x="11.701cm" svg:y="10cm">
                <text:p text:style-name="P11"><text:span text:style-name="T4">k1</text:span></text:p>
                <draw:enhanced-geometry svg:viewBox="0 0 21600 21600" draw:type="rectangle" draw:enhanced-path="M 0 0 L 21600 0 21600 21600 0 21600 0 0 Z N"/>
              </draw:custom-shape>
              <draw:custom-shape draw:style-name="gr14" draw:text-style-name="P10" draw:layer="layout" svg:width="2.001cm" svg:height="1cm" svg:x="10.7cm" svg:y="10cm">
                <text:p/>
                <draw:enhanced-geometry svg:viewBox="0 0 21600 21600" draw:type="rectangle" draw:enhanced-path="M 0 0 L 21600 0 21600 21600 0 21600 0 0 Z N"/>
              </draw:custom-shape>
            </draw:g>
            <draw:custom-shape draw:style-name="gr19" draw:text-style-name="P10" draw:layer="layout" svg:width="6.2cm" svg:height="1.4cm" svg:x="7.8cm" svg:y="9.8cm">
              <text:p/>
              <draw:enhanced-geometry svg:viewBox="0 0 21600 21600" draw:type="rectangle" draw:enhanced-path="M 0 0 L 21600 0 21600 21600 0 21600 0 0 Z N"/>
            </draw:custom-shape>
            <draw:custom-shape draw:style-name="gr3" draw:text-style-name="P9" draw:layer="layout" svg:width="3.302cm" svg:height="0.762cm" svg:x="8.998cm" svg:y="9.1cm">
              <text:p text:style-name="P11"><text:span text:style-name="T3">Server 1</text:span></text:p>
              <draw:enhanced-geometry svg:viewBox="0 0 21600 21600" draw:type="rectangle" draw:enhanced-path="M 0 0 L 21600 0 21600 21600 0 21600 0 0 Z N"/>
            </draw:custom-shape>
          </draw:g>
          <draw:custom-shape draw:style-name="gr20" draw:text-style-name="P10" draw:layer="layout" svg:width="8.2cm" svg:height="8.9cm" svg:x="6.8cm" svg:y="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layer="layout" svg:width="3.302cm" svg:height="0.762cm" svg:x="9.249cm" svg:y="2.638cm">
            <text:p text:style-name="P11"><text:span text:style-name="T3">Kafka Cluster</text:span></text:p>
            <draw:enhanced-geometry svg:viewBox="0 0 21600 21600" draw:type="rectangle" draw:enhanced-path="M 0 0 L 21600 0 21600 21600 0 21600 0 0 Z N"/>
          </draw:custom-shape>
        </draw:g>
        <draw:g>
          <draw:custom-shape draw:style-name="gr21" draw:text-style-name="P9" draw:layer="layout" svg:width="1cm" svg:height="1cm" svg:x="17.146cm" svg:y="10.1cm">
            <draw:glue-point draw:id="4" svg:x="-5cm" svg:y="-3cm"/>
            <draw:glue-point draw:id="5" svg:x="-5cm" svg:y="3cm"/>
            <draw:glue-point draw:id="6" svg:x="-5cm" svg:y="0cm"/>
            <text:p text:style-name="P11"><text:span text:style-name="T3">C3</text:span></text:p>
            <draw:enhanced-geometry svg:viewBox="0 0 21600 21600" draw:type="rectangle" draw:enhanced-path="M 0 0 L 21600 0 21600 21600 0 21600 0 0 Z N"/>
          </draw:custom-shape>
          <draw:custom-shape draw:style-name="gr22" draw:text-style-name="P10" draw:layer="layout" svg:width="2cm" svg:height="2cm" svg:x="16.646cm" svg:y="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9" draw:layer="layout" svg:width="1cm" svg:height="1cm" svg:x="17.146cm" svg:y="6.9cm">
            <draw:glue-point draw:id="4" svg:x="-5cm" svg:y="-3cm"/>
            <draw:glue-point draw:id="5" svg:x="-5cm" svg:y="3cm"/>
            <draw:glue-point draw:id="6" svg:x="-5cm" svg:y="0cm"/>
            <text:p text:style-name="P11"><text:span text:style-name="T3">C2</text:span></text:p>
            <draw:enhanced-geometry svg:viewBox="0 0 21600 21600" draw:mirror-horizontal="false" draw:mirror-vertical="false" draw:type="rectangle" draw:enhanced-path="M 0 0 L 21600 0 21600 21600 0 21600 0 0 Z N"/>
          </draw:custom-shape>
          <draw:custom-shape draw:style-name="gr23" draw:text-style-name="P10" draw:layer="layout" svg:width="2cm" svg:height="3.8cm" svg:x="16.646cm" svg:y="4.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9" draw:layer="layout" svg:width="1cm" svg:height="1cm" svg:x="17.146cm" svg:y="5.7cm">
            <draw:glue-point draw:id="4" svg:x="-5cm" svg:y="-3cm"/>
            <draw:glue-point draw:id="5" svg:x="-5cm" svg:y="3cm"/>
            <draw:glue-point draw:id="6" svg:x="-5cm" svg:y="0cm"/>
            <text:p text:style-name="P11"><text:span text:style-name="T3">C1</text:span></text:p>
            <draw:enhanced-geometry svg:viewBox="0 0 21600 21600" draw:mirror-horizontal="false" draw:mirror-vertical="false" draw:type="rectangle" draw:enhanced-path="M 0 0 L 21600 0 21600 21600 0 21600 0 0 Z N"/>
          </draw:custom-shape>
          <draw:custom-shape draw:style-name="gr21" draw:text-style-name="P9" draw:layer="layout" svg:width="1cm" svg:height="1cm" svg:x="17.146cm" svg:y="4.5cm">
            <draw:glue-point draw:id="4" svg:x="-5cm" svg:y="-3cm"/>
            <draw:glue-point draw:id="5" svg:x="-5cm" svg:y="3cm"/>
            <draw:glue-point draw:id="6" svg:x="-5cm" svg:y="0cm"/>
            <text:p text:style-name="P11"><text:span text:style-name="T3">C0</text:span></text:p>
            <draw:enhanced-geometry svg:viewBox="0 0 21600 21600" draw:mirror-horizontal="false" draw:mirror-vertical="false" draw:type="rectangle" draw:enhanced-path="M 0 0 L 21600 0 21600 21600 0 21600 0 0 Z N"/>
          </draw:custom-shape>
          <draw:custom-shape draw:style-name="gr3" draw:text-style-name="P9" draw:layer="layout" svg:width="3.302cm" svg:height="0.762cm" svg:x="15.995cm" svg:y="3.6cm">
            <text:p text:style-name="P11"><text:span text:style-name="T3">Consumer group 0</text:span></text:p>
            <draw:enhanced-geometry svg:viewBox="0 0 21600 21600" draw:type="rectangle" draw:enhanced-path="M 0 0 L 21600 0 21600 21600 0 21600 0 0 Z N"/>
          </draw:custom-shape>
          <draw:custom-shape draw:style-name="gr3" draw:text-style-name="P9" draw:layer="layout" svg:width="3.302cm" svg:height="0.762cm" svg:x="15.995cm" svg:y="8.9cm">
            <text:p text:style-name="P11"><text:span text:style-name="T3">Consumer group 1</text:span></text:p>
            <draw:enhanced-geometry svg:viewBox="0 0 21600 21600" draw:type="rectangle" draw:enhanced-path="M 0 0 L 21600 0 21600 21600 0 21600 0 0 Z N"/>
          </draw:custom-shape>
        </draw:g>
        <presentation:notes draw:style-name="dp2">
          <office:forms form:automatic-focus="false" form:apply-design-mode="false"/>
          <draw:page-thumbnail draw:style-name="gr1" draw:layer="layout" svg:width="14.848cm" svg:height="11.136cm" svg:x="3.075cm" svg:y="2.257cm" draw:page-number="11" presentation:class="page"/>
          <draw:frame presentation:style-name="pr7" draw:text-style-name="P5" draw:layer="layout" svg:width="16.799cm" svg:height="13.364cm" svg:x="2.1cm" svg:y="14.107cm" presentation:class="notes" presentation:user-transformed="true">
            <draw:text-box>
              <text:p text:style-name="P15">A two-node cluster containing three partitions.</text:p>
              <text:p text:style-name="P15">Two consumer groups</text:p>
              <text:p text:style-name="P15">A consumer group is a “logical consumer”</text:p>
              <text:p text:style-name="P15">Groups provide scalability and fault-tolerance</text:p>
              <text:p text:style-name="P15">Pub-Sub but with subscribers as clusters instead of just one.</text:p>
              <text:p text:style-name="P15">Each consumer in a group consumes a “fair share” of partitions.</text:p>
              <text:p text:style-name="P15"/>
            </draw:text-box>
          </draw:frame>
        </presentation:notes>
      </draw:page>
      <draw:page draw:name="page1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fluent Open Source vs Enterprise</text:p>
          </draw:text-box>
        </draw:frame>
        <draw:frame presentation:style-name="pr9" draw:layer="layout" svg:width="25.908cm" svg:height="12.002cm" svg:x="1.016cm" svg:y="2.095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7" draw:text-style-name="P2"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placeholder="true">
          <draw:text-box/>
        </draw:frame>
        <draw:custom-shape draw:style-name="gr24" draw:text-style-name="P9" draw:layer="layout" svg:width="3.302cm" svg:height="0.762cm" svg:x="5.588cm" svg:y="4.318cm">
          <text:p text:style-name="P11"><text:span text:style-name="T3">[Header]</text:span></text:p>
          <draw:enhanced-geometry svg:viewBox="0 0 21600 21600" draw:type="rectangle" draw:enhanced-path="M 0 0 L 21600 0 21600 21600 0 21600 0 0 Z N"/>
        </draw:custom-shape>
        <draw:custom-shape draw:style-name="gr24" draw:text-style-name="P9" draw:layer="layout" svg:width="3.302cm" svg:height="0.762cm" svg:x="5.588cm" svg:y="5.08cm">
          <text:p text:style-name="P11"><text:span text:style-name="T3">Key</text:span></text:p>
          <draw:enhanced-geometry svg:viewBox="0 0 21600 21600" draw:type="rectangle" draw:enhanced-path="M 0 0 L 21600 0 21600 21600 0 21600 0 0 Z N"/>
        </draw:custom-shape>
        <draw:custom-shape draw:style-name="gr24" draw:text-style-name="P9" draw:layer="layout" svg:width="3.302cm" svg:height="0.762cm" svg:x="5.588cm" svg:y="5.842cm">
          <text:p text:style-name="P11"><text:span text:style-name="T3">Value</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3" presentation:class="page"/>
          <draw:frame presentation:style-name="pr7" draw:text-style-name="P2"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office:forms form:automatic-focus="false" form:apply-design-mode="false"/>
        <draw:custom-shape draw:style-name="gr25" draw:text-style-name="P17" draw:layer="layout" svg:width="25.9cm" svg:height="9.3cm" svg:x="1cm" svg:y="3.3cm">
          <text:p><text:span text:style-name="T6">final </text:span><text:span text:style-name="T7">Properties props = </text:span><text:span text:style-name="T6">new </text:span><text:span text:style-name="T7">Properties()</text:span><text:span text:style-name="T6">;</text:span><text:span text:style-name="T6"><text:line-break/></text:span><text:span text:style-name="T8">// Where to find Kafka broker(s).</text:span><text:span text:style-name="T8"><text:line-break/></text:span><text:span text:style-name="T7">props.put(StreamsConfig.</text:span><text:span text:style-name="T9">BOOTSTRAP_SERVERS_CONFIG</text:span><text:span text:style-name="T6">, </text:span><text:span text:style-name="T9">KAFKA_BROKERS</text:span><text:span text:style-name="T7">)</text:span><text:span text:style-name="T6">;</text:span><text:span text:style-name="T6"><text:line-break/></text:span><text:span text:style-name="T8">// Give the Streams application a unique name. <text:s/>The name must be unique in the Kafka cluster</text:span><text:span text:style-name="T8"><text:line-break/></text:span><text:span text:style-name="T8">// against which the application is run. A new Application ID -&gt; consume from beginning</text:span><text:span text:style-name="T8"><text:line-break/></text:span><text:span text:style-name="T7">props.put(StreamsConfig.</text:span><text:span text:style-name="T9">APPLICATION_ID_CONFIG</text:span><text:span text:style-name="T6">, “stream-app-v1.0.0”</text:span><text:span text:style-name="T7">)</text:span><text:span text:style-name="T6">;</text:span><text:span text:style-name="T6"><text:line-break/></text:span><text:span text:style-name="T8">// Client ID: An optional identifier of a Kafka consumer (in a consumer group) that is passed to a Kafka broker with every request.</text:span><text:span text:style-name="T8"><text:line-break/></text:span><text:span text:style-name="T8">// The sole purpose of this is to be able to track the source of requests beyond just ip and port by allowing a logical</text:span><text:span text:style-name="T8"><text:line-break/></text:span><text:span text:style-name="T8">// application name to be included in Kafka logs and monitoring aggregates.</text:span><text:span text:style-name="T8"><text:line-break/></text:span><text:span text:style-name="T7">props.put(StreamsConfig.</text:span><text:span text:style-name="T9">CLIENT_ID_CONFIG</text:span><text:span text:style-name="T6">, “stream-client1”</text:span><text:span text:style-name="T7">)</text:span><text:span text:style-name="T6">;</text:span><text:span text:style-name="T6"><text:line-break/></text:span><text:span text:style-name="T8">// Specify (de)serializers for record keys values.</text:span><text:span text:style-name="T8"><text:line-break/></text:span><text:span text:style-name="T7">props.put(StreamsConfig.</text:span><text:span text:style-name="T9">DEFAULT_KEY_SERDE_CLASS_CONFIG</text:span><text:span text:style-name="T6">, </text:span><text:span text:style-name="T7">Serdes.</text:span><text:span text:style-name="T10">String</text:span><text:span text:style-name="T7">().getClass().getName())</text:span><text:span text:style-name="T6">;</text:span><text:span text:style-name="T6"><text:line-break/></text:span><text:span text:style-name="T7">props.put(StreamsConfig.</text:span><text:span text:style-name="T9">DEFAULT_VALUE_SERDE_CLASS_CONFIG</text:span><text:span text:style-name="T6">, </text:span><text:span text:style-name="T7">Serdes.</text:span><text:span text:style-name="T10">String</text:span><text:span text:style-name="T11">().getClass().getName())</text:span><text:span text:style-name="T12">;</text:span><text:span text:style-name="T6"><text:line-break/></text:span><text:span text:style-name="T13">// In the subsequent lines we define the processing topology of the Streams application.</text:span></text:p>
          <text:p><text:span text:style-name="T12">final </text:span><text:span text:style-name="T11">StreamsBuilder builder = </text:span><text:span text:style-name="T12">new </text:span><text:span text:style-name="T11">StreamsBuilder()</text:span><text:span text:style-name="T12">;</text:span><text:span text:style-name="T12"><text:line-break/></text:span><text:span text:style-name="T12">final </text:span><text:span text:style-name="T11">KStream&lt;String</text:span><text:span text:style-name="T12">, </text:span><text:span text:style-name="T11">String&gt; messageStream = builder.stream(</text:span><text:span text:style-name="T14">"streaming-example-topic"</text:span><text:span text:style-name="T11">)</text:span><text:span text:style-name="T12">;</text:span><text:span text:style-name="T12"><text:line-break/></text:span><text:span text:style-name="T11">messageStream.foreach((key</text:span><text:span text:style-name="T12">, </text:span><text:span text:style-name="T11">value) -&gt; System.</text:span><text:span text:style-name="T9">out</text:span><text:span text:style-name="T11">.println(</text:span><text:span text:style-name="T15">"Key: " </text:span><text:span text:style-name="T11">+ key + </text:span><text:span text:style-name="T15">", value: " </text:span><text:span text:style-name="T11">+ value))</text:span><text:span text:style-name="T12">;</text:span><text:span text:style-name="T12"><text:line-break/></text:span><text:span text:style-name="T12"><text:line-break/></text:span><text:span text:style-name="T12">final </text:span><text:span text:style-name="T11">KafkaStreams streams = </text:span><text:span text:style-name="T12">new </text:span><text:span text:style-name="T11">KafkaStreams(builder.build()</text:span><text:span text:style-name="T12">, </text:span><text:span text:style-name="T11">streamsConfiguration)</text:span><text:span text:style-name="T12">;</text:span><text:span text:style-name="T12"><text:line-break/></text:span><text:span text:style-name="T11">streams.start()</text:span><text:span text:style-name="T12">;</text:span></text:p>
          <text:p><text:span text:style-name="T11">Runtime.</text:span><text:span text:style-name="T10">getRuntime</text:span><text:span text:style-name="T11">().addShutdownHook(</text:span><text:span text:style-name="T12">new </text:span><text:span text:style-name="T11">Thread(streams::close))</text:span><text:span text:style-name="T12">;</text:span><text:span text:style-name="T12"><text:line-break/></text:span><text:span text:style-name="T12">for </text:span><text:span text:style-name="T11">(</text:span><text:span text:style-name="T12">; ; </text:span><text:span text:style-name="T11">) {</text:span><text:span text:style-name="T11"><text:line-break/></text:span><text:span text:style-name="T11"> <text:s text:c="3"/>Thread.</text:span><text:span text:style-name="T10">sleep</text:span><text:span text:style-name="T11">(</text:span><text:span text:style-name="T16">1000</text:span><text:span text:style-name="T11">)</text:span><text:span text:style-name="T12">;</text:span><text:span text:style-name="T12"><text:line-break/></text:span><text:span text:style-name="T11">}</text:span></text:p>
          <text:p text:style-name="P16"><text:span text:style-name="T5"/></text:p>
          <draw:enhanced-geometry svg:viewBox="0 0 21600 21600" draw:type="rectangle" draw:enhanced-path="M 0 0 L 21600 0 21600 21600 0 21600 0 0 Z N"/>
        </draw:custom-shape>
        <draw:frame presentation:style-name="pr4" draw:layer="layout" svg:width="25.199cm" svg:height="1.328cm" svg:x="1.4cm" svg:y="0.098cm" presentation:class="title">
          <draw:text-box>
            <text:p>Stream Consumer Example</text:p>
          </draw:text-box>
        </draw:frame>
        <draw:frame presentation:style-name="pr9" draw:text-style-name="P18" draw:layer="layout" svg:width="25.908cm" svg:height="12.002cm" svg:x="1.016cm" svg:y="2.095cm" presentation:class="outline" presentation:user-transformed="true">
          <draw:text-box>
            <text:list text:style-name="L2">
              <text:list-item>
                <text:p><text:span text:style-name="T5">Set necessary Java Properties and instantiate a KStream</text:span></text:p>
              </text:list-item>
            </text:list>
          </draw:text-box>
        </draw:frame>
        <presentation:notes draw:style-name="dp2">
          <draw:page-thumbnail draw:style-name="gr1" draw:layer="layout" svg:width="14.848cm" svg:height="11.136cm" svg:x="3.075cm" svg:y="2.257cm" draw:page-number="14" presentation:class="page"/>
          <draw:frame presentation:style-name="pr7" draw:text-style-name="P2"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2T1">
        <office:forms form:automatic-focus="false" form:apply-design-mode="false"/>
        <draw:custom-shape draw:style-name="gr26" draw:text-style-name="P17" draw:layer="layout" svg:width="2.476cm" svg:height="0.6cm" svg:x="1cm" svg:y="13.8cm">
          <text:p/>
          <draw:enhanced-geometry svg:viewBox="0 0 21600 21600" draw:type="rectangle" draw:enhanced-path="M 0 0 L 21600 0 21600 21600 0 21600 0 0 Z N"/>
        </draw:custom-shape>
        <draw:frame presentation:style-name="pr4" draw:layer="layout" svg:width="25.199cm" svg:height="1.328cm" svg:x="1.4cm" svg:y="0.098cm" presentation:class="title">
          <draw:text-box>
            <text:p>Processor Consumer Example</text:p>
          </draw:text-box>
        </draw:frame>
        <draw:frame presentation:style-name="pr9" draw:layer="layout" svg:width="25.908cm" svg:height="12.002cm" svg:x="1.016cm" svg:y="2.095cm" presentation:class="outline" presentation:placeholder="true">
          <draw:text-box/>
        </draw:frame>
        <draw:custom-shape draw:style-name="gr27" draw:text-style-name="P17" draw:layer="layout" svg:width="25.9cm" svg:height="10.8cm" svg:x="1cm" svg:y="3.3cm">
          <text:p><text:span text:style-name="T6">final </text:span><text:span text:style-name="T7">Properties props = </text:span><text:span text:style-name="T6">new </text:span><text:span text:style-name="T7">Properties()</text:span><text:span text:style-name="T6">;</text:span><text:span text:style-name="T6"><text:line-break/></text:span><text:span text:style-name="T8">// Where to find Kafka broker(s).</text:span><text:span text:style-name="T8"><text:line-break/></text:span><text:span text:style-name="T7">props.put(ConsumerConfig.</text:span><text:span text:style-name="T9">BOOTSTRAP_SERVERS_CONFIG</text:span><text:span text:style-name="T6">, </text:span><text:span text:style-name="T9">KAFKA_BROKERS</text:span><text:span text:style-name="T7">)</text:span><text:span text:style-name="T6">;</text:span><text:span text:style-name="T6"><text:line-break/></text:span><text:span text:style-name="T8">// Give the Streams application a unique name. <text:s/>The name must be unique in the Kafka cluster</text:span><text:span text:style-name="T8"><text:line-break/></text:span><text:span text:style-name="T8">// against which the application is run. A new Application ID -&gt; consume from beginning</text:span><text:span text:style-name="T8"><text:line-break/></text:span><text:span text:style-name="T7">props.put(ConsumerConfig.</text:span><text:span text:style-name="T9">GROUP_ID_CONFIG</text:span><text:span text:style-name="T6">, “consumer-app-v1.0.0”</text:span><text:span text:style-name="T7">)</text:span><text:span text:style-name="T6">;</text:span><text:span text:style-name="T6"><text:line-break/></text:span><text:span text:style-name="T8">// Client ID: An optional identifier of a Kafka consumer (in a consumer group) that is passed to a Kafka broker with every request.</text:span><text:span text:style-name="T8"><text:line-break/></text:span><text:span text:style-name="T8">// The sole purpose of this is to be able to track the source of requests beyond just ip and port by allowing a logical</text:span><text:span text:style-name="T8"><text:line-break/></text:span><text:span text:style-name="T8">// application name to be included in Kafka logs and monitoring aggregates.</text:span><text:span text:style-name="T8"><text:line-break/></text:span><text:span text:style-name="T7">props.put(ConsumerConfig.</text:span><text:span text:style-name="T9">CLIENT_ID_CONFIG</text:span><text:span text:style-name="T6">, “client-app-2”</text:span><text:span text:style-name="T7">)</text:span><text:span text:style-name="T6">;</text:span><text:span text:style-name="T6"><text:line-break/></text:span><text:span text:style-name="T8">// Specify (de)serializers for record keys values.</text:span><text:span text:style-name="T8"><text:line-break/></text:span><text:span text:style-name="T7">props.put(ConsumerConfig.</text:span><text:span text:style-name="T9">KEY_DESERIALIZER_CLASS_CONFIG</text:span><text:span text:style-name="T6">, </text:span><text:span text:style-name="T7">StringDeserializer.</text:span><text:span text:style-name="T6">class</text:span><text:span text:style-name="T7">)</text:span><text:span text:style-name="T6">;</text:span><text:span text:style-name="T6"><text:line-break/></text:span><text:span text:style-name="T7">props.put(ConsumerConfig.</text:span><text:span text:style-name="T9">VALUE_DESERIALIZER_CLASS_CONFIG</text:span><text:span text:style-name="T6">, </text:span><text:span text:style-name="T7">StringDeserializer.</text:span><text:span text:style-name="T6">class</text:span><text:span text:style-name="T7">)</text:span><text:span text:style-name="T6">;</text:span><text:span text:style-name="T6"><text:line-break/></text:span><text:span text:style-name="T13">// Create the consumer and subscribe</text:span><text:span text:style-name="T13"><text:line-break/></text:span><text:span text:style-name="T11">KafkaConsumer&lt;String</text:span><text:span text:style-name="T12">, </text:span><text:span text:style-name="T11">String&gt; consumer = </text:span><text:span text:style-name="T12">new </text:span><text:span text:style-name="T11">KafkaConsumer&lt;&gt;(props)</text:span><text:span text:style-name="T12">;</text:span><text:span text:style-name="T12"><text:line-break/></text:span><text:span text:style-name="T11">consumer.subscribe(Arrays.</text:span><text:span text:style-name="T10">asList</text:span><text:span text:style-name="T11">(topicName))</text:span><text:span text:style-name="T12">;</text:span><text:span text:style-name="T12"><text:line-break/></text:span><text:span text:style-name="T13">// Poll for records and process them</text:span><text:span text:style-name="T13"><text:line-break/></text:span><text:span text:style-name="T12">for </text:span><text:span text:style-name="T11">(</text:span><text:span text:style-name="T12">;;</text:span><text:span text:style-name="T11">) {</text:span><text:span text:style-name="T11"><text:line-break/></text:span><text:span text:style-name="T11"> <text:s text:c="3"/>ConsumerRecords&lt;String</text:span><text:span text:style-name="T12">, </text:span><text:span text:style-name="T11">String&gt; consumerRecords = consumer.poll(Duration.</text:span><text:span text:style-name="T10">ofSeconds</text:span><text:span text:style-name="T11">(</text:span><text:span text:style-name="T16">1</text:span><text:span text:style-name="T11">))</text:span><text:span text:style-name="T12">;</text:span><text:span text:style-name="T12"><text:line-break/></text:span><text:span text:style-name="T12"> <text:s text:c="3"/>if </text:span><text:span text:style-name="T11">(consumerRecords.isEmpty()) {</text:span></text:p>
          <text:p><text:span text:style-name="T11"><text:s text:c="8"/></text:span><text:span text:style-name="T11">System.</text:span><text:span text:style-name="T9">out</text:span><text:span text:style-name="T11">.println(</text:span><text:span text:style-name="T15">"No records received"</text:span><text:span text:style-name="T11">) </text:span><text:span text:style-name="T12">;</text:span></text:p>
          <text:p><text:span text:style-name="T12"><text:s text:c="4"/></text:span><text:span text:style-name="T11">} </text:span><text:span text:style-name="T12">else </text:span><text:span text:style-name="T11">{</text:span><text:span text:style-name="T11"><text:line-break/></text:span><text:span text:style-name="T11"> <text:s text:c="7"/></text:span><text:span text:style-name="T12">for </text:span><text:span text:style-name="T11">(Iterator&lt;ConsumerRecord&lt;String</text:span><text:span text:style-name="T12">, </text:span><text:span text:style-name="T11">String&gt;&gt; it = consumerRecords.iterator()</text:span><text:span text:style-name="T12">; </text:span><text:span text:style-name="T11">it.hasNext()</text:span><text:span text:style-name="T12">;</text:span><text:span text:style-name="T11">) {</text:span><text:span text:style-name="T11"><text:line-break/></text:span><text:span text:style-name="T11"> <text:s text:c="11"/>ConsumerRecord&lt;String</text:span><text:span text:style-name="T12">, </text:span><text:span text:style-name="T11">String&gt; record = it.next()</text:span><text:span text:style-name="T12">;</text:span><text:span text:style-name="T12"><text:line-break/></text:span><text:span text:style-name="T12"> <text:s text:c="11"/></text:span><text:span text:style-name="T11">System.</text:span><text:span text:style-name="T9">out</text:span><text:span text:style-name="T11">.println (</text:span><text:span text:style-name="T15">" <text:s text:c="2"/>" </text:span><text:span text:style-name="T11">+ record.topic() + </text:span><text:span text:style-name="T15">", partition: " </text:span><text:span text:style-name="T11">+ record.partition() +</text:span><text:span text:style-name="T11"><text:line-break/></text:span><text:span text:style-name="T11"> <text:s text:c="19"/></text:span><text:span text:style-name="T15">", key: " </text:span><text:span text:style-name="T11">+ record.key() + </text:span><text:span text:style-name="T15">", value: " </text:span><text:span text:style-name="T11">+ record.value())</text:span><text:span text:style-name="T12">;</text:span><text:span text:style-name="T12"><text:line-break/></text:span><text:span text:style-name="T12"> <text:s text:c="7"/></text:span><text:span text:style-name="T11">}</text:span><text:span text:style-name="T11"><text:line-break/></text:span><text:span text:style-name="T11"> <text:s text:c="3"/>}</text:span><text:span text:style-name="T11"><text:line-break/></text:span><text:span text:style-name="T11">}</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5" presentation:class="page"/>
          <draw:frame presentation:style-name="pr7" draw:text-style-name="P2"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ducer Example</text:p>
          </draw:text-box>
        </draw:frame>
        <draw:frame presentation:style-name="pr9" draw:layer="layout" svg:width="25.908cm" svg:height="12.002cm" svg:x="1.016cm" svg:y="2.095cm" presentation:class="outline" presentation:placeholder="true">
          <draw:text-box/>
        </draw:frame>
        <draw:custom-shape draw:style-name="gr28" draw:text-style-name="P17" draw:layer="layout" svg:width="25.9cm" svg:height="10.8cm" svg:x="1cm" svg:y="3.358cm">
          <text:p><text:span text:style-name="T7">Properties props = </text:span><text:span text:style-name="T6">new </text:span><text:span text:style-name="T7">Properties()</text:span><text:span text:style-name="T6">;</text:span><text:span text:style-name="T6"><text:line-break/></text:span><text:span text:style-name="T7">props.put(ProducerConfig.</text:span><text:span text:style-name="T9">BOOTSTRAP_SERVERS_CONFIG</text:span><text:span text:style-name="T6">, </text:span><text:span text:style-name="T9">KAFKA_BROKERS</text:span><text:span text:style-name="T7">)</text:span><text:span text:style-name="T6">;</text:span><text:span text:style-name="T6"><text:line-break/></text:span><text:span text:style-name="T8">// Used to trace activity in Kafka logs</text:span><text:span text:style-name="T8"><text:line-break/></text:span><text:span text:style-name="T7">props.put(ProducerConfig.</text:span><text:span text:style-name="T9">CLIENT_ID_CONFIG</text:span><text:span text:style-name="T6">, “producer-client”</text:span><text:span text:style-name="T7">)</text:span><text:span text:style-name="T6">;</text:span><text:span text:style-name="T6"><text:line-break/></text:span><text:span text:style-name="T7">props.put(ProducerConfig.</text:span><text:span text:style-name="T9">KEY_SERIALIZER_CLASS_CONFIG</text:span><text:span text:style-name="T6">, </text:span><text:span text:style-name="T7">StringSerializer.</text:span><text:span text:style-name="T6">class</text:span><text:span text:style-name="T7">.getName())</text:span><text:span text:style-name="T6">;</text:span><text:span text:style-name="T6"><text:line-break/></text:span><text:span text:style-name="T7">props.put(ProducerConfig.</text:span><text:span text:style-name="T9">VALUE_SERIALIZER_CLASS_CONFIG</text:span><text:span text:style-name="T12">, </text:span><text:span text:style-name="T11">StringSerializer.</text:span><text:span text:style-name="T12">class</text:span><text:span text:style-name="T11">.getName())</text:span><text:span text:style-name="T12">;</text:span></text:p>
          <text:p><text:span text:style-name="T11">KafkaProducer&lt;String</text:span><text:span text:style-name="T12">, </text:span><text:span text:style-name="T11">String&gt; producer = </text:span><text:span text:style-name="T12">new </text:span><text:span text:style-name="T11">KafkaProducer&lt;&gt;(producerProperties)</text:span><text:span text:style-name="T12">;</text:span><text:span text:style-name="T12"><text:line-break/></text:span><text:span text:style-name="T11">ProducerRecord&lt;String</text:span><text:span text:style-name="T12">, </text:span><text:span text:style-name="T11">String&gt; record = </text:span><text:span text:style-name="T12">new </text:span><text:span text:style-name="T11">ProducerRecord&lt;&gt;(topicName</text:span><text:span text:style-name="T12">, "thekey", </text:span><text:span text:style-name="T11">Integer.</text:span><text:span text:style-name="T10">toString</text:span><text:span text:style-name="T11">(cnt))</text:span><text:span text:style-name="T12">;</text:span><text:span text:style-name="T12"><text:line-break/></text:span><text:span text:style-name="T11">producer.send(record)</text:span><text:span text:style-name="T12">;</text:span><text:span text:style-name="T12"><text:line-break/></text:span><text:span text:style-name="T11">producer.flush()</text:span><text:span text:style-name="T12">;</text:span></text:p>
          <text:p><text:span text:style-name="T11">producer.close()</text:span><text:span text:style-name="T12">;</text:span><text:span text:style-name="T12"><text:line-break/></text:span><text:span text:style-name="T12"/></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6" presentation:class="page"/>
          <draw:frame presentation:style-name="pr7" draw:text-style-name="P2" draw:layer="layout" svg:width="16.799cm" svg:height="13.364cm" svg:x="2.1cm" svg:y="14.107cm" presentation:class="notes" presentation:placeholder="true">
            <draw:text-box/>
          </draw:frame>
        </presentation:notes>
      </draw:page>
      <draw:page draw:name="page1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Broker Skew</text:p>
          </draw:text-box>
        </draw:frame>
        <draw:frame presentation:style-name="pr9" draw:layer="layout" svg:width="25.908cm" svg:height="12.002cm" svg:x="1.016cm" svg:y="2.095cm" presentation:class="outline" presentation:placeholder="true">
          <draw:text-box/>
        </draw:frame>
        <presentation:notes draw:style-name="dp2">
          <draw:page-thumbnail draw:style-name="gr1" draw:layer="layout" svg:width="14.848cm" svg:height="11.136cm" svg:x="3.075cm" svg:y="2.257cm" draw:page-number="17" presentation:class="page"/>
          <draw:frame presentation:style-name="pr7" draw:text-style-name="P2" draw:layer="layout" svg:width="16.799cm" svg:height="13.364cm" svg:x="2.1cm" svg:y="14.107cm" presentation:class="notes" presentation:placeholder="true">
            <draw:text-box/>
          </draw:frame>
        </presentation:notes>
      </draw:page>
      <draw:page draw:name="page1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Preferred Replica and ISR</text:p>
          </draw:text-box>
        </draw:frame>
        <draw:frame presentation:style-name="pr9" draw:layer="layout" svg:width="25.908cm" svg:height="12.002cm" svg:x="1.016cm" svg:y="2.095cm" presentation:class="outline" presentation:placeholder="true">
          <draw:text-box/>
        </draw:frame>
        <presentation:notes draw:style-name="dp2">
          <draw:page-thumbnail draw:style-name="gr1" draw:layer="layout" svg:width="14.848cm" svg:height="11.136cm" svg:x="3.075cm" svg:y="2.257cm" draw:page-number="18" presentation:class="page"/>
          <draw:frame presentation:style-name="pr7" draw:text-style-name="P5" draw:layer="layout" svg:width="16.799cm" svg:height="13.364cm" svg:x="2.1cm" svg:y="14.107cm" presentation:class="notes" presentation:placeholder="true">
            <draw:text-box/>
          </draw:frame>
        </presentation:notes>
      </draw:page>
      <draw:page draw:name="page1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Join Streams and Tables with KSQL</text:p>
          </draw:text-box>
        </draw:frame>
        <draw:frame presentation:style-name="pr9" draw:text-style-name="P18" draw:layer="layout" svg:width="25.908cm" svg:height="12.002cm" svg:x="1.016cm" svg:y="2.095cm" presentation:class="outline" presentation:user-transformed="true">
          <draw:text-box>
            <text:p><text:span text:style-name="T5">You can join streams and tables in these ways:</text:span></text:p>
            <text:list text:style-name="L2">
              <text:list-item>
                <text:p><text:span text:style-name="T5">Two Streams to create a new Stream</text:span></text:p>
              </text:list-item>
              <text:list-item>
                <text:p><text:span text:style-name="T5">Two Tables to create a new Table</text:span></text:p>
              </text:list-item>
              <text:list-item>
                <text:p><text:span text:style-name="T5">A Stream and a Table to create a new Stream</text:span></text:p>
              </text:list-item>
            </text:list>
            <text:p><text:span text:style-name="T5"/></text:p>
            <text:p><text:span text:style-name="T5">Joins and Windows</text:span></text:p>
            <text:list text:continue-numbering="true" text:style-name="L2">
              <text:list-item>
                <text:p><text:span text:style-name="T5"/></text:p>
              </text:list-item>
            </text:list>
          </draw:text-box>
        </draw:frame>
        <presentation:notes draw:style-name="dp2">
          <draw:page-thumbnail draw:style-name="gr1" draw:layer="layout" svg:width="14.848cm" svg:height="11.136cm" svg:x="3.075cm" svg:y="2.257cm" draw:page-number="19" presentation:class="page"/>
          <draw:frame presentation:style-name="pr7" draw:text-style-name="P7" draw:layer="layout" svg:width="16.799cm" svg:height="13.364cm" svg:x="2.1cm" svg:y="14.107cm" presentation:class="notes" presentation:user-transformed="true">
            <draw:text-box>
              <text:p><text:span text:style-name="T3">https://docs.confluent.io/current/ksql/docs/developer-guide/join-streams-and-tables.html</text:span></text:p>
              <text:p><text:span text:style-name="T3"/></text:p>
              <text:p><text:span text:style-name="T3">KSQL enables groupin records that have the same key for stateful operations, like joins into </text:span><text:span text:style-name="T17">windows</text:span><text:span text:style-name="T18"> You specify a retention period for the window, and this period controls how long KSQL will wait for out-of-order and late-arriving records. If a record arrives after the window’s retention period has passed, the record is discarded and isn’t processed in that window.</text:span></text:p>
              <text:p><text:span text:style-name="T18"/></text:p>
              <text:p><text:span text:style-name="T18">Only stream-stream joins are windowed</text:span></text:p>
              <text:p><text:span text:style-name="T18"/></text:p>
              <text:p><text:span text:style-name="T18">Windows are tracked per record key. In stream-stream join operations, KSQL uses a window </text:span><text:span text:style-name="T17">state store</text:span><text:span text:style-name="T18"> to store all of the records received so far within the defined window boundary. Old records in the state store are purged after the specified window retention period.</text:span></text:p>
              <text:p><text:span text:style-name="T18">See also, Windows in KSQL queries: https://docs.confluent.io/current/ksql/docs/concepts/time-and-windows-in-ksql-queries.html#windows-in-ksql-queries</text:span></text:p>
            </draw:text-box>
          </draw:frame>
        </presentation:notes>
      </draw:page>
      <draw:page draw:name="page2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Join Streams and Tables with KSQL</text:p>
          </draw:text-box>
        </draw:frame>
        <draw:frame presentation:style-name="pr9" draw:text-style-name="P18" draw:layer="layout" svg:width="25.908cm" svg:height="12.002cm" svg:x="1.016cm" svg:y="2.095cm" presentation:class="outline" presentation:user-transformed="true">
          <draw:text-box>
            <text:p><text:span text:style-name="T5">KStream-KStream, KStream-KTable, KTable-KTable</text:span></text:p>
            <text:p><text:span text:style-name="T5">Join Requirements</text:span></text:p>
            <text:p><text:span text:style-name="T5">Co-partitioned Data</text:span></text:p>
            <text:list text:style-name="L2">
              <text:list-item>
                <text:p><text:span text:style-name="T5">The input records for the join must have the same keying scheme</text:span></text:p>
              </text:list-item>
              <text:list-item>
                <text:p><text:span text:style-name="T5">The input records must have the same number of partitions on both sides.</text:span></text:p>
              </text:list-item>
              <text:list-item>
                <text:p><text:span text:style-name="T5">Both sides of the join must have the same partitioning strategy.</text:span></text:p>
              </text:list-item>
            </text:list>
            <text:p><text:span text:style-name="T5">If KEY property is set the following must be true</text:span></text:p>
            <text:list text:continue-numbering="true" text:style-name="L2">
              <text:list-item>
                <text:p><text:span text:style-name="T5">For every record, the contents of the message key of the Kafka message itself must be the same as the contents of the column set in KEY</text:span></text:p>
              </text:list-item>
              <text:list-item>
                <text:p><text:span text:style-name="T5">The KEY property must be set to a column of type VARCHAR or STRING</text:span></text:p>
              </text:list-item>
            </text:list>
          </draw:text-box>
        </draw:frame>
        <presentation:notes draw:style-name="dp2">
          <draw:page-thumbnail draw:style-name="gr1" draw:layer="layout" svg:width="14.848cm" svg:height="11.136cm" svg:x="3.075cm" svg:y="2.257cm" draw:page-number="20" presentation:class="page"/>
          <draw:frame presentation:style-name="pr7" draw:text-style-name="P7" draw:layer="layout" svg:width="16.799cm" svg:height="13.364cm" svg:x="2.1cm" svg:y="14.107cm" presentation:class="notes">
            <draw:text-box>
              <text:p><text:span text:style-name="T19">Co-partition requirements:</text:span></text:p>
              <text:p><text:span text:style-name="T3">When inputs are co-partitioned, records with the same key, from both sides of the join, are delivered to the same stream task during input. Otherwise, you need to re-key one of them.</text:span></text:p>
              <text:p><text:span text:style-name="T3"/></text:p>
              <text:p><text:span text:style-name="T3">Records must have same keying scheme. The join won’t match if the key fields don’t have the same name and type</text:span></text:p>
              <text:p><text:span text:style-name="T3"/></text:p>
              <text:p><text:span text:style-name="T3">Records Have the Same Number of Partitions on both sides. KSQL checks this part of the co-partitioning requirement and throws a RuntimeException if the partition count is different.</text:span></text:p>
              <text:p><text:span text:style-name="T3"/></text:p>
              <text:p><text:span text:style-name="T3">Records have the same partitioning strategy. If you use default partitioner, no worry. We need records with the same key to be delivered to the same partition number.</text:span></text:p>
              <text:p><text:span text:style-name="T3">KSQL can’t verify this. The DefaultPartitioner implements the following partition strategy:</text:span></text:p>
              <text:list text:style-name="L1">
                <text:list-item>
                  <text:p><text:span text:style-name="T3">If the producer specifies a partition, use it</text:span></text:p>
                </text:list-item>
                <text:list-item>
                  <text:p><text:span text:style-name="T3">If prod specifies a key instead, choose a partition based on key hash</text:span></text:p>
                </text:list-item>
                <text:list-item>
                  <text:p><text:span text:style-name="T3">If neither partition or key is given, use round-robin</text:span></text:p>
                </text:list-item>
              </text:list>
              <text:p><text:span text:style-name="T3"/></text:p>
              <text:p><text:span text:style-name="T3">If your inputs aren’t co-partitioned you must re-key before join. Which one should be re-keyed depends on situation. You might want to re-key the smaller volumed stream.</text:span></text:p>
              <text:p><text:span text:style-name="T3">Use PARTITION BY clause to re-partition key, and specify number of partitions.</text:span></text:p>
            </draw:text-box>
          </draw:frame>
        </presentation:notes>
      </draw:page>
      <draw:page draw:name="page2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Timestamp</text:p>
          </draw:text-box>
        </draw:frame>
        <draw:frame presentation:style-name="pr9" draw:text-style-name="P19" draw:layer="layout" svg:width="25.908cm" svg:height="12.002cm" svg:x="1.016cm" svg:y="2.095cm" presentation:class="outline" presentation:user-transformed="true">
          <draw:text-box>
            <text:p><text:span text:style-name="T3">Time semantics:</text:span></text:p>
            <text:list text:style-name="L2">
              <text:list-item>
                <text:p><text:span text:style-name="T3">Event-time</text:span></text:p>
              </text:list-item>
              <text:list-item>
                <text:p><text:span text:style-name="T3">Ingestion-time</text:span></text:p>
              </text:list-item>
              <text:list-item>
                <text:p><text:span text:style-name="T3">Processing-time</text:span></text:p>
              </text:list-item>
            </text:list>
            <text:p><text:span text:style-name="T3">Timestamp Assignment</text:span></text:p>
            <text:list text:continue-numbering="true" text:style-name="L2">
              <text:list-item>
                <text:p><text:span text:style-name="T3">Can be set in Broker or per Topic</text:span></text:p>
              </text:list-item>
              <text:list-item>
                <text:p><text:span text:style-name="T3">CreateTime (considered to be Event-time), Default</text:span></text:p>
                <text:list>
                  <text:list-item>
                    <text:p><text:span text:style-name="T3">When record is created, it does not contain any timestamp by default</text:span></text:p>
                  </text:list-item>
                  <text:list-item>
                    <text:p><text:span text:style-name="T3">The Producer can set the timestamp explicitly</text:span></text:p>
                  </text:list-item>
                  <text:list-item>
                    <text:p><text:span text:style-name="T3">If not set when the producer calls send(), the current wall-cloc time is set automatically</text:span></text:p>
                  </text:list-item>
                </text:list>
              </text:list-item>
              <text:list-item>
                <text:p><text:span text:style-name="T3">LogAppendTime</text:span></text:p>
                <text:list>
                  <text:list-item>
                    <text:p><text:span text:style-name="T3">Timestamp is set by the broker when it receives the message</text:span></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10" draw:text-style-name="P7" draw:layer="layout" svg:width="16.799cm" svg:height="13.747cm" svg:x="2.1cm" svg:y="14.107cm" presentation:class="notes" presentation:user-transformed="true">
            <draw:text-box>
              <text:p><text:span text:style-name="T20">https://docs.confluent.io/current/ksql/docs/concepts/time-and-windows-in-ksql-queries.html</text:span></text:p>
              <text:p><text:span text:style-name="T19">Event-time</text:span></text:p>
              <text:p><text:span text:style-name="T3">The time when a record is created by the data source. A timestamp is embedded when the event occurs and the record is produced</text:span></text:p>
              <text:p><text:span text:style-name="T3">Ex: GPS capture → Timestamp comes from GPS sensor capture time</text:span></text:p>
              <text:p><text:span text:style-name="T3"/></text:p>
              <text:p><text:span text:style-name="T19">Ingestion-time</text:span></text:p>
              <text:p><text:span text:style-name="T3">When a record is stored in a Topic by the Kafka Broker. It is similar to Event-time in that a timestamp is embedded in the record, but ingestion time is when Kafka broker appends the record to the target topic.</text:span></text:p>
              <text:p><text:span text:style-name="T3">Consider use ingestion-time where event-time semantics is not possible, e.g. a producer can’t assign timestamps directly, like when it doesn’t have access to a local clock.</text:span></text:p>
              <text:p><text:span text:style-name="T3"/></text:p>
              <text:p><text:span text:style-name="T19">Processing-time</text:span></text:p>
              <text:p><text:span text:style-name="T20">The time when the record is processed by a stream processing application. The processing-time can occur immediately after ingestion-time, or it may be delayed with milliseconds, hours, days…</text:span></text:p>
              <text:p><text:span text:style-name="T20"/></text:p>
              <text:p><text:span text:style-name="T20">Timestamp Assignment</text:span></text:p>
              <text:p><text:span text:style-name="T20">A record’s timestamp is set either by the producer or broker depending on the configuration property </text:span><text:span text:style-name="T19">message.timestamp.type</text:span><text:span text:style-name="T20">.</text:span></text:p>
              <text:list text:style-name="L1">
                <text:list-item>
                  <text:p><text:span text:style-name="T20">CreateTime - The broker uses the records timestamp set by the producer. </text:span><text:span text:style-name="T19">DEFAULT</text:span></text:p>
                </text:list-item>
                <text:list-item>
                  <text:p><text:span text:style-name="T20">LogAppendTime - The broker overwrites the timestamp with the broker’s local time when it appends the record to the topic’s log This enforces ingestion-time semantics. If LogAppendTime is configured, the producer has no control over the timestamp.</text:span></text:p>
                </text:list-item>
              </text:list>
              <text:p><text:span text:style-name="T20"/></text:p>
              <text:p><text:span text:style-name="T20">KSQL does not support processing-time directly, use user-defined functions for that.</text:span></text:p>
            </draw:text-box>
          </draw:frame>
        </presentation:notes>
      </draw:page>
      <draw:page draw:name="page2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Windowed Aggregation</text:p>
          </draw:text-box>
        </draw:frame>
        <draw:frame presentation:style-name="pr9" draw:text-style-name="P18" draw:layer="layout" svg:width="25.908cm" svg:height="12.002cm" svg:x="1.016cm" svg:y="2.095cm" presentation:class="outline" presentation:user-transformed="true">
          <draw:text-box>
            <text:list text:style-name="L2">
              <text:list-item>
                <text:p><text:span text:style-name="T5">https://docs.confluent.io/current/ksql/docs/concepts/time-and-windows-in-ksql-queries.html</text:span></text:p>
              </text:list-item>
            </text:list>
          </draw:text-box>
        </draw:frame>
        <presentation:notes draw:style-name="dp2">
          <draw:page-thumbnail draw:style-name="gr1" draw:layer="layout" svg:width="14.848cm" svg:height="11.136cm" svg:x="3.075cm" svg:y="2.257cm" draw:page-number="22" presentation:class="page"/>
          <draw:frame presentation:style-name="pr7" draw:text-style-name="P2" draw:layer="layout" svg:width="16.799cm" svg:height="13.364cm" svg:x="2.1cm" svg:y="14.107cm" presentation:class="notes" presentation:placeholder="true">
            <draw:text-box/>
          </draw:frame>
        </presentation:notes>
      </draw:page>
      <draw:page draw:name="page2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Avro - Schema Registry</text:p>
          </draw:text-box>
        </draw:frame>
        <draw:frame presentation:style-name="pr9" draw:text-style-name="P18" draw:layer="layout" svg:width="25.908cm" svg:height="12.002cm" svg:x="1.016cm" svg:y="2.095cm" presentation:class="outline" presentation:user-transformed="true">
          <draw:text-box>
            <text:p><text:span text:style-name="T5">Two new configurations were added to Schema Registry</text:span></text:p>
            <text:list text:style-name="L2">
              <text:list-item>
                <text:p><text:span text:style-name="T21">key.subject.name.strategy and </text:span><text:span text:style-name="T5">value.subject.name.strategy</text:span></text:p>
                <text:list>
                  <text:list-item>
                    <text:p><text:span text:style-name="T5">How to construct the subject name for message keys and values respectively</text:span></text:p>
                  </text:list-item>
                </text:list>
              </text:list-item>
            </text:list>
            <text:p><text:span text:style-name="T5"/></text:p>
            <text:p><text:span text:style-name="T5">Three strategies</text:span></text:p>
            <text:list text:continue-numbering="true" text:style-name="L2">
              <text:list-item>
                <text:p><text:span text:style-name="T5">TopicNameStrategy (Default)</text:span></text:p>
                <text:list>
                  <text:list-item>
                    <text:p><text:span text:style-name="T5">Keys: &lt;topic&gt;-key, Values: &lt;topic&gt;-value. This means one schema per topic</text:span></text:p>
                  </text:list-item>
                </text:list>
              </text:list-item>
              <text:list-item>
                <text:p><text:span text:style-name="T5">RecordNameStrategy</text:span></text:p>
                <text:list>
                  <text:list-item>
                    <text:p><text:span text:style-name="T5">&lt;topic&gt; Subject name is fully-qualified name of the Avro record type of the message -&gt; Any number of different event types in the same topic</text:span></text:p>
                  </text:list-item>
                </text:list>
              </text:list-item>
              <text:list-item>
                <text:p><text:span text:style-name="T5">TopicRecordNameStrategy</text:span></text:p>
                <text:list>
                  <text:list-item>
                    <text:p><text:span text:style-name="T5">&lt;topic&gt;-&lt;type&gt; Also allows any number of event types in the same topic. Further constrains compatibility check to the current topic only.</text:span></text:p>
                  </text:list-item>
                </text:list>
              </text:list-item>
            </text:list>
            <text:p><text:span text:style-name="T21">KSQL - Can only handle </text:span><text:span text:style-name="T5">TopicNameStrategy</text:span></text:p>
            <text:p><text:span text:style-name="T5"/></text:p>
          </draw:text-box>
        </draw:frame>
        <presentation:notes draw:style-name="dp2">
          <draw:page-thumbnail draw:style-name="gr1" draw:layer="layout" svg:width="14.848cm" svg:height="11.136cm" svg:x="3.075cm" svg:y="2.257cm" draw:page-number="23" presentation:class="page"/>
          <draw:frame presentation:style-name="pr7" draw:text-style-name="P7" draw:layer="layout" svg:width="16.799cm" svg:height="13.364cm" svg:x="2.1cm" svg:y="14.107cm" presentation:class="notes" presentation:user-transformed="true">
            <draw:text-box>
              <text:p><text:span text:style-name="T3">https://www.confluent.io/blog/put-several-event-types-kafka-topic/</text:span></text:p>
              <text:p><text:span text:style-name="T3">If using JSon, without schema, anything can be put on the topics.</text:span></text:p>
              <text:p><text:span text:style-name="T3">However, if schema-based encoding, such as Avro, a bit more thought is needed to handle multiple event types in a single Topic.</text:span></text:p>
              <text:p><text:span text:style-name="T3">The Avro based </text:span><text:span text:style-name="T17">Confluent Schema Registry for Kafka</text:span><text:span text:style-name="T18"> default relies on the assumption that there is one schema for each Topic, or rather one schema for the key and one for the value of a message.</text:span></text:p>
              <text:p><text:span text:style-name="T18">Schema Registry checks version compatibility between different version of the same schema. This means that you can have different producers and consumers using different schema versions at the same time, and they still remain compatible.</text:span></text:p>
              <text:p><text:span text:style-name="T18">Schema registry registers schema under a </text:span><text:span text:style-name="T17">subject name</text:span><text:span text:style-name="T18">. By default, that is &lt;topic&gt;-key and &lt;topic&gt;-value. The Schema Registry then checks for mutual compatibility of all schemas that are registered under a particular subject.</text:span></text:p>
              <text:p><text:span text:style-name="T3"/></text:p>
            </draw:text-box>
          </draw:frame>
        </presentation:notes>
      </draw:page>
      <draw:page draw:name="page2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placeholder="true">
          <draw:text-box/>
        </draw:frame>
        <draw:frame draw:style-name="gr29" draw:text-style-name="P20" draw:layer="layout" svg:width="4.13cm" svg:height="0.962cm" svg:x="17.1cm" svg:y="6.9cm">
          <draw:text-box>
            <text:p>Event Driven</text:p>
          </draw:text-box>
        </draw:frame>
        <draw:frame draw:style-name="gr30" draw:text-style-name="P20" draw:layer="layout" svg:width="4.867cm" svg:height="0.962cm" svg:x="5.933cm" svg:y="6.838cm">
          <draw:text-box>
            <text:p>Request Driven</text:p>
          </draw:text-box>
        </draw:frame>
        <draw:custom-shape draw:style-name="gr31" draw:text-style-name="P10" draw:layer="layout" svg:width="4.9cm" svg:height="4.9cm" svg:x="11.845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 draw:text-style-name="P20" draw:layer="layout" svg:width="2.614cm" svg:height="0.962cm" svg:x="12.345cm" svg:y="7.4cm">
          <draw:text-box>
            <text:p>Service</text:p>
          </draw:text-box>
        </draw:frame>
        <draw:frame draw:style-name="gr33" draw:text-style-name="P20" draw:layer="layout" svg:width="4.376cm" svg:height="1.673cm" svg:x="5.345cm" svg:y="8.5cm">
          <draw:text-box>
            <text:p>orderWidget()</text:p>
            <text:p><text:span text:style-name="T22">Command</text:span></text:p>
          </draw:text-box>
        </draw:frame>
        <draw:frame draw:style-name="gr34" draw:text-style-name="P20" draw:layer="layout" svg:width="4.655cm" svg:height="1.673cm" svg:x="16.745cm" svg:y="8.827cm">
          <draw:text-box>
            <text:p>widgetOrdered</text:p>
            <text:p><text:span text:style-name="T22">Event</text:span></text:p>
          </draw:text-box>
        </draw:frame>
        <draw:frame draw:style-name="gr35" draw:text-style-name="P20" draw:layer="layout" svg:width="3.745cm" svg:height="1.673cm" svg:x="7.6cm" svg:y="12.427cm">
          <draw:text-box>
            <text:p>getOrders()</text:p>
            <text:p><text:span text:style-name="T22">Query</text:span></text:p>
          </draw:text-box>
        </draw:frame>
        <draw:custom-shape draw:style-name="gr36" draw:text-style-name="P11" draw:layer="layout" svg:width="1.1cm" svg:height="1.1cm" svg:x="13.945cm" svg:y="9.3cm">
          <text:p/>
          <draw:enhanced-geometry svg:viewBox="0 0 21600 21600" draw:mirror-horizontal="false" draw:mirror-vertical="fals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7" draw:text-style-name="P11" draw:layer="layout" svg:width="1.1cm" svg:height="1cm" svg:x="13.945cm" svg:y="9.7cm">
          <text:p/>
          <draw:enhanced-geometry svg:viewBox="0 0 21600 21600" draw:mirror-horizontal="true"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38" draw:text-style-name="P20" draw:layer="layout" svg:width="2.013cm" svg:height="0.962cm" svg:x="13.645cm" svg:y="8.438cm">
          <draw:text-box>
            <text:p>Logic</text:p>
          </draw:text-box>
        </draw:frame>
        <draw:custom-shape draw:style-name="gr39" draw:text-style-name="P11" draw:layer="layout" svg:width="0.5cm" svg:height="0.7cm" svg:x="13.845cm" svg:y="11.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0" draw:text-style-name="P11" draw:layer="layout" svg:width="0.809cm" svg:height="0.4cm" draw:transform="rotate (0.856782129804016) translate (14.013cm 11.438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1" draw:text-style-name="P21" draw:layer="layout" svg:width="2.716cm" svg:height="1.673cm" svg:x="14.629cm" svg:y="10.8cm">
          <draw:text-box>
            <text:p><text:span text:style-name="T23">State</text:span></text:p>
            <text:p><text:span text:style-name="T23">Change</text:span></text:p>
          </draw:text-box>
        </draw:frame>
        <draw:custom-shape draw:style-name="gr42" draw:text-style-name="P11" draw:layer="layout" svg:width="2.14cm" svg:height="0.4cm" draw:transform="rotate (0.394444410950718) translate (11.616cm 12.822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3" draw:text-style-name="P21" draw:layer="layout" svg:width="2.716cm" svg:height="1.6cm" svg:x="12.645cm" svg:y="12.473cm">
          <draw:text-box>
            <text:p><text:span text:style-name="T23">No State</text:span></text:p>
            <text:p><text:span text:style-name="T23">Change</text:span></text:p>
          </draw:text-box>
        </draw:frame>
        <draw:frame draw:style-name="gr44" draw:text-style-name="P21" draw:layer="layout" svg:width="10.51cm" svg:height="3.323cm" svg:x="0.8cm" svg:y="2.577cm">
          <draw:text-box>
            <text:p><text:span text:style-name="T23">Three ways of communicating</text:span></text:p>
            <text:p><text:span text:style-name="T23">Commands</text:span></text:p>
            <text:p><text:span text:style-name="T23">Events</text:span></text:p>
            <text:p><text:span text:style-name="T23"><text:tab/></text:span><text:span text:style-name="T23">Beauty is that they are both fact and trigger</text:span></text:p>
            <text:p><text:span text:style-name="T23"><text:tab/></text:span><text:span text:style-name="T23">BUT: Leads to less coupling</text:span></text:p>
            <text:p><text:span text:style-name="T23">Queries</text:span></text:p>
          </draw:text-box>
        </draw:frame>
        <draw:frame draw:style-name="standard" draw:layer="layout" svg:width="9.511cm" svg:height="4.124cm" svg:x="17.2cm" svg:y="2.545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ext:p text:style-name="P22"><text:span text:style-name="T3">Behaviour/</text:span></text:p>
                <text:p text:style-name="P22"><text:span text:style-name="T3">State Change</text:span></text:p>
              </table:table-cell>
              <table:table-cell>
                <text:p text:style-name="P22"><text:span text:style-name="T3">Includes a response</text:span></text:p>
              </table:table-cell>
            </table:table-row>
            <table:table-row table:style-name="ro1" table:default-cell-style-name="ce1">
              <table:table-cell table:style-name="ce2">
                <text:p text:style-name="P23"><text:span text:style-name="T19">Command</text:span></text:p>
              </table:table-cell>
              <table:table-cell>
                <text:p text:style-name="P22"><text:span text:style-name="T3">Request to happen</text:span></text:p>
              </table:table-cell>
              <table:table-cell>
                <text:p text:style-name="P22"><text:span text:style-name="T3">Maybe</text:span></text:p>
              </table:table-cell>
            </table:table-row>
            <table:table-row table:style-name="ro1" table:default-cell-style-name="ce1">
              <table:table-cell table:style-name="ce2">
                <text:p text:style-name="P23"><text:span text:style-name="T19">Event</text:span></text:p>
              </table:table-cell>
              <table:table-cell>
                <text:p text:style-name="P22"><text:span text:style-name="T3">Just happened</text:span></text:p>
              </table:table-cell>
              <table:table-cell>
                <text:p text:style-name="P22"><text:span text:style-name="T3">Never</text:span></text:p>
              </table:table-cell>
            </table:table-row>
            <table:table-row table:style-name="ro1" table:default-cell-style-name="ce1">
              <table:table-cell table:style-name="ce2">
                <text:p text:style-name="P23"><text:span text:style-name="T19">Query</text:span></text:p>
              </table:table-cell>
              <table:table-cell>
                <text:p text:style-name="P22"><text:span text:style-name="T3">None</text:span></text:p>
              </table:table-cell>
              <table:table-cell>
                <text:p text:style-name="P22"><text:span text:style-name="T3">Always</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24" presentation:class="page"/>
          <draw:frame presentation:style-name="pr11" draw:text-style-name="P7" draw:layer="layout" svg:width="16.799cm" svg:height="18.013cm" svg:x="2.1cm" svg:y="14.107cm" presentation:class="notes" presentation:user-transformed="true">
            <draw:text-box>
              <text:p><text:span text:style-name="T3">source: https://www.confluent.io/blog/build-services-backbone-events/</text:span></text:p>
              <text:p><text:span text:style-name="T3">https://drive.google.com/drive/folders/0BwmoJMyatBCac1pFcE1sY3lrSkU Chapter 5</text:span></text:p>
              <text:p><text:span text:style-name="T3"/></text:p>
              <text:p><text:span text:style-name="T3">The three mechanisms through which services interact</text:span></text:p>
              <text:p><text:span text:style-name="T3">1. Commands - Are an action. A request for some operation to be performed in another service. Something that will change the state of the system. Commands are synchronoues and may also include* (or is it expects) a response</text:span></text:p>
              <text:p><text:span text:style-name="T3"><text:tab/></text:span><text:span text:style-name="T3">When to use: An operation that must complete synchronously , or when using orchestration or a “process manager”. Consider restricting use to within bounded context.</text:span></text:p>
              <text:p><text:span text:style-name="T3">2. Events - Are both Fact and Trigger. Something that has happened, expressed as a notification It does not include any expectation on further actions. Travels only in one direction and expects no result, “Fire and forget”</text:span></text:p>
              <text:p><text:span text:style-name="T3"><text:tab/></text:span><text:span text:style-name="T3">When to use: When loose coupling is important, when the stream is useful to more than one service, or when data must be repolicated from one application to another. Events also lend themselves to concurrent execution.</text:span></text:p>
              <text:p><text:span text:style-name="T3">3. Queries - Are a request to look something up. Importantly, queries are side effect free; they leave the state of the system unchanged</text:span></text:p>
              <text:p><text:span text:style-name="T3"><text:tab/></text:span><text:span text:style-name="T3">When to use: For lightweight data retrieval across service boundaries, or heavyweight data retrieval within service boundaries.</text:span></text:p>
              <text:p><text:span text:style-name="T3"/></text:p>
              <text:p><text:span text:style-name="T3">Receiver Driven Flow Control Architecture - Logic is pushed to the receiver of events, rather than the sender. The burden of responsibility is flipped! This reduces the coupling between services, which opens up for pluggability. Components can be swapped in and out with ease.</text:span></text:p>
              <text:p><text:span text:style-name="T3"/></text:p>
              <text:p><text:span text:style-name="T3">Query by Event-Carried State Transfer</text:span></text:p>
              <text:p><text:span text:style-name="T3"><text:s text:c="3"/></text:span><text:span text:style-name="T3">Downside - Services becomes inherently stateful. They need to keep track of, and curate the internal state over time</text:span></text:p>
              <text:p><text:span text:style-name="T3"><text:s text:c="3"/></text:span><text:span text:style-name="T3">Duplication of state may make it harder to reason about. Atomicity</text:span></text:p>
              <text:p><text:span text:style-name="T3"/></text:p>
              <text:p><text:span text:style-name="T3">In the Event Driven approach we use Events instead of Commands.</text:span></text:p>
              <text:p><text:span text:style-name="T3">* Command derived from Bertrand-Mayer’s CQRS. An optional result from commans are a slightly different definition of Commands. To use this notion with an optional command saves the need for a name where commands does not leave a response.</text:span></text:p>
              <text:p><text:span text:style-name="T3">Finally, a Command is never an Event. A Command has an explicit expectation that something ( a state change or a side effect) will happen in the future. Events come with no such expectation, they are simply a statement that something happened.</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3" draw:display-name="Gradient 3" draw:style="linear" draw:start-color="#adc5e7" draw:end-color="#009bdd" draw:start-intensity="100%" draw:end-intensity="100%" draw:angle="2700" draw:border="0%"/>
    <draw:marker draw:name="Arrow" svg:viewBox="0 0 20 30" svg:d="M10 0l-10 30h20z"/>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style>
    <style:style style:name="Blue_5f_Curve-outline5" style:display-name="Blue_Curve-outline5" style:family="presentation" style:parent-style-name="Blue_5f_Curve-outline4">
      <style:paragraph-properties fo:margin-left="0cm" fo:margin-right="0cm" fo:margin-top="0.074cm" fo:margin-bottom="0cm" fo:text-indent="0cm"/>
      <style:text-properties fo:font-size="15pt"/>
    </style:style>
    <style:style style:name="Blue_5f_Curve-outline6" style:display-name="Blue_Curve-outline6" style:family="presentation" style:parent-style-name="Blue_5f_Curve-outline5">
      <style:paragraph-properties fo:margin-left="0cm" fo:margin-right="0cm" fo:margin-top="0.074cm" fo:margin-bottom="0cm" fo:text-indent="0cm"/>
      <style:text-properties fo:font-size="15pt"/>
    </style:style>
    <style:style style:name="Blue_5f_Curve-outline7" style:display-name="Blue_Curve-outline7" style:family="presentation" style:parent-style-name="Blue_5f_Curve-outline6">
      <style:paragraph-properties fo:margin-left="0cm" fo:margin-right="0cm" fo:margin-top="0.074cm" fo:margin-bottom="0cm" fo:text-indent="0cm"/>
      <style:text-properties fo:font-size="15pt"/>
    </style:style>
    <style:style style:name="Blue_5f_Curve-outline8" style:display-name="Blue_Curve-outline8" style:family="presentation" style:parent-style-name="Blue_5f_Curve-outline7">
      <style:paragraph-properties fo:margin-left="0cm" fo:margin-right="0cm" fo:margin-top="0.074cm" fo:margin-bottom="0cm" fo:text-indent="0cm"/>
      <style:text-properties fo:font-size="15pt"/>
    </style:style>
    <style:style style:name="Blue_5f_Curve-outline9" style:display-name="Blue_Curve-outline9" style:family="presentation" style:parent-style-name="Blue_5f_Curve-outline8">
      <style:paragraph-properties fo:margin-left="0cm" fo:margin-right="0cm" fo:margin-top="0.074cm" fo:margin-bottom="0cm" fo:text-indent="0cm"/>
      <style:text-properties fo:font-size="15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18pt" style:font-size-asian="18pt" style:font-size-complex="18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6pt" style:font-size-asian="16pt" style:font-size-complex="16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4pt" style:font-size-asian="14pt" style:font-size-complex="14pt"/>
    </style:style>
    <style:style style:name="Blue_5f_Curve1-outline5" style:display-name="Blue_Curve1-outline5" style:family="presentation" style:parent-style-name="Blue_5f_Curve1-outline4">
      <style:paragraph-properties fo:margin-left="0cm" fo:margin-right="0cm" fo:margin-top="0.074cm" fo:margin-bottom="0cm" fo:text-indent="0cm"/>
      <style:text-properties fo:font-size="13pt" style:font-size-asian="13pt" style:font-size-complex="13pt"/>
    </style:style>
    <style:style style:name="Blue_5f_Curve1-outline6" style:display-name="Blue_Curve1-outline6" style:family="presentation" style:parent-style-name="Blue_5f_Curve1-outline5">
      <style:paragraph-properties fo:margin-left="0cm" fo:margin-right="0cm" fo:margin-top="0.074cm" fo:margin-bottom="0cm" fo:text-indent="0cm"/>
      <style:text-properties fo:font-size="12pt" style:font-size-asian="12pt" style:font-size-complex="12pt"/>
    </style:style>
    <style:style style:name="Blue_5f_Curve1-outline7" style:display-name="Blue_Curve1-outline7" style:family="presentation" style:parent-style-name="Blue_5f_Curve1-outline6">
      <style:paragraph-properties fo:margin-left="0cm" fo:margin-right="0cm" fo:margin-top="0.074cm" fo:margin-bottom="0cm" fo:text-indent="0cm"/>
      <style:text-properties fo:font-size="12pt" style:font-size-asian="12pt" style:font-size-complex="12pt"/>
    </style:style>
    <style:style style:name="Blue_5f_Curve1-outline8" style:display-name="Blue_Curve1-outline8" style:family="presentation" style:parent-style-name="Blue_5f_Curve1-outline7">
      <style:paragraph-properties fo:margin-left="0cm" fo:margin-right="0cm" fo:margin-top="0.074cm" fo:margin-bottom="0cm" fo:text-indent="0cm"/>
      <style:text-properties fo:font-size="15pt"/>
    </style:style>
    <style:style style:name="Blue_5f_Curve1-outline9" style:display-name="Blue_Curve1-outline9" style:family="presentation" style:parent-style-name="Blue_5f_Curve1-outline8">
      <style:paragraph-properties fo:margin-left="0cm" fo:margin-right="0cm" fo:margin-top="0.074cm" fo:margin-bottom="0cm" fo:text-indent="0cm"/>
      <style:text-properties fo:font-size="15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letter-kerning="true" fo:background-color="transparent" style:font-size-asian="22pt" style:font-weight-asian="normal" style:font-size-complex="22pt"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3" draw:textarea-vertical-align="middle" draw:auto-grow-height="false" fo:min-height="1.524cm" fo:min-width="28cm"/>
    </style:style>
    <style:style style:name="Mpr5" style:family="presentation" style:parent-style-name="Blue_5f_Curve1-title">
      <style:graphic-properties draw:auto-grow-height="false" fo:min-height="3.507cm"/>
    </style:style>
    <style:style style:name="Mpr6" style:family="presentation" style:parent-style-name="Blue_5f_Curve1-outline1">
      <style:graphic-properties fo:min-height="12.18cm"/>
    </style:style>
    <style:style style:name="Mpr7" style:family="presentation" style:parent-style-name="Blue_5f_Curve1-backgroundobjects">
      <style:graphic-properties draw:stroke="none" draw:fill="none" draw:fill-color="#ffffff" draw:auto-grow-height="false" fo:min-height="1.449cm"/>
    </style:style>
    <style:style style:name="Mpr8" style:family="presentation" style:parent-style-name="Blue_5f_Curve1-backgroundobjects">
      <style:graphic-properties draw:stroke="none" draw:fill="none" draw:fill-color="#ffffff" draw:auto-grow-height="false" fo:min-height="1.485cm"/>
    </style:style>
    <style:style style:name="Mpr9"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3"/>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office:forms form:automatic-focus="false" form:apply-design-mode="false"/>
      <draw:frame draw:style-name="Mgr3" draw:text-style-name="MP5" draw:layer="backgroundobjects" svg:width="27.999cm" svg:height="1.464cm" svg:x="0cm" svg:y="14.287cm">
        <draw:image xlink:href="Pictures/1000000000000421000000B8F7E6F4C1541AE82D.jpg" xlink:type="simple" xlink:show="embed" xlink:actuate="onLoad">
          <text:p/>
        </draw:image>
      </draw:frame>
      <draw:frame presentation:style-name="Blue_5f_Curve-title" draw:layer="backgroundobjects" svg:width="25.199cm" svg:height="2.63cm" svg:x="0cm" svg:y="4.877cm" presentation:class="title" presentation:placeholder="true">
        <draw:text-box/>
      </draw:frame>
      <draw:frame presentation:style-name="Blue_5f_Curve-outline1" draw:layer="backgroundobjects" svg:width="25.199cm" svg:height="4.37cm" svg:x="1.4cm" svg:y="8.45cm" presentation:class="outline" presentation:placeholder="true">
        <draw:text-box/>
      </draw:frame>
      <draw:frame presentation:style-name="Mpr1" draw:text-style-name="MP2" draw:layer="backgroundobjects" svg:width="6.523cm" svg:height="0.385cm" svg:x="1.4cm" svg:y="15.049cm" presentation:class="date-time">
        <draw:text-box>
          <text:p text:style-name="MP1"><text:span text:style-name="MT1"><presentation:date-time/></text:span></text:p>
        </draw:text-box>
      </draw:frame>
      <draw:frame presentation:style-name="Mpr1" draw:text-style-name="MP7" draw:layer="backgroundobjects" svg:width="8.875cm" svg:height="0.385cm" svg:x="9.576cm" svg:y="15.049cm" presentation:class="footer">
        <draw:text-box>
          <text:p text:style-name="MP6"><text:span text:style-name="MT1"><presentation:footer/></text:span></text:p>
        </draw:text-box>
      </draw:frame>
      <draw:frame presentation:style-name="Mpr1" draw:text-style-name="MP4" draw:layer="backgroundobjects" svg:width="6.523cm" svg:height="0.385cm" svg:x="20.076cm" svg:y="15.049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frame draw:style-name="Mgr3" draw:text-style-name="MP5" draw:layer="backgroundobjects" svg:width="27.999cm" svg:height="1.464cm" svg:x="0.001cm" svg:y="14.287cm">
        <draw:image xlink:href="Pictures/1000000000000421000000B8F7E6F4C1541AE82D.jpg" xlink:type="simple" xlink:show="embed" xlink:actuate="onLoad">
          <text:p/>
        </draw:image>
      </draw:frame>
      <draw:custom-shape presentation:style-name="Mpr4" draw:text-style-name="MP8" draw:layer="backgroundobjects" svg:width="28cm" svg:height="1.524cm" svg:x="0cm" svg:y="0cm">
        <text:p/>
        <draw:enhanced-geometry svg:viewBox="0 0 21600 21600" draw:type="rectangle" draw:enhanced-path="M 0 0 L 21600 0 21600 21600 0 21600 0 0 Z N"/>
      </draw:custom-shape>
      <draw:frame presentation:style-name="Mpr5" draw:layer="backgroundobjects" svg:width="25.199cm" svg:height="1.328cm" svg:x="1.4cm" svg:y="0.098cm" presentation:class="title">
        <draw:text-box>
          <text:p>Click to edit the title text format</text:p>
        </draw:text-box>
      </draw:frame>
      <draw:frame presentation:style-name="Mpr6" draw:layer="backgroundobjects" svg:width="25.908cm" svg:height="12.002cm" svg:x="1.016cm" svg:y="2.09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6.523cm" svg:height="0.385cm" svg:x="1.4cm" svg:y="15.049cm" presentation:class="date-time">
        <draw:text-box>
          <text:p text:style-name="MP1"><text:span text:style-name="MT1"><presentation:date-time/></text:span></text:p>
        </draw:text-box>
      </draw:frame>
      <draw:frame presentation:style-name="Mpr7" draw:text-style-name="MP7" draw:layer="backgroundobjects" svg:width="8.875cm" svg:height="0.385cm" svg:x="9.576cm" svg:y="15.049cm" presentation:class="footer">
        <draw:text-box>
          <text:p text:style-name="MP6"><text:span text:style-name="MT1"><presentation:footer/></text:span></text:p>
        </draw:text-box>
      </draw:frame>
      <draw:frame presentation:style-name="Mpr7" draw:text-style-name="MP4" draw:layer="backgroundobjects" svg:width="6.523cm" svg:height="0.385cm" svg:x="20.076cm" svg:y="15.04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08T09:03:59.749609498</meta:creation-date>
    <meta:editing-duration>P1DT2H17M10S</meta:editing-duration>
    <meta:editing-cycles>72</meta:editing-cycles>
    <meta:generator>LibreOffice/6.0.7.3$Linux_X86_64 LibreOffice_project/00m0$Build-3</meta:generator>
    <dc:title>Blue Curve</dc:title>
    <dc:date>2019-03-29T08:38:10.649221877</dc:date>
    <meta:document-statistic meta:object-count="427"/>
  </office:meta>
</office:document-meta>
</file>